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Difference</text:p>
          </table:table-cell>
          <table:table-cell office:value-type="string">
            <text:p>THREADS</text:p>
          </table:table-cell>
          <table:table-cell office:value-type="string">
            <text:p>TIME 1</text:p>
          </table:table-cell>
          <table:table-cell office:value-type="string">
            <text:p>TIME 2</text:p>
          </table:table-cell>
          <table:table-cell office:value-type="string">
            <text:p>TIME 3</text:p>
          </table:table-cell>
          <table:table-cell office:value-type="string">
            <text:p>AVG.</text:p>
          </table:table-cell>
          <table:table-cell office:value-type="string">
            <text:p>Speed Up</text:p>
          </table:table-cell>
          <table:table-cell office:value-type="string">
            <text:p>Efficiency</text:p>
          </table:table-cell>
          <table:table-cell/>
          <table:table-cell office:value-type="string">
            <text:p>Difference</text:p>
          </table:table-cell>
          <table:table-cell office:value-type="string">
            <text:p>THREADS</text:p>
          </table:table-cell>
          <table:table-cell office:value-type="string">
            <text:p>TIME 1</text:p>
          </table:table-cell>
          <table:table-cell office:value-type="string">
            <text:p>TIME 2</text:p>
          </table:table-cell>
          <table:table-cell office:value-type="string">
            <text:p>TIME 3</text:p>
          </table:table-cell>
          <table:table-cell office:value-type="string">
            <text:p>AVG</text:p>
          </table:table-cell>
          <table:table-cell office:value-type="string">
            <text:p>Speed Up</text:p>
          </table:table-cell>
          <table:table-cell office:value-type="string">
            <text:p>Efficiency</text:p>
          </table:table-cell>
          <table:table-cell table:number-columns-repeated="1007"/>
        </table:table-row>
        <table:table-row table:style-name="ro1">
          <table:table-cell office:value-type="string">
            <text:p>1 ligh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1 ball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table:number-columns-repeated="2" office:value-type="float" office:value="0.097">
            <text:p>0.097</text:p>
          </table:table-cell>
          <table:table-cell table:formula="of:=AVERAGE([.C4:.E4])" office:value-type="float" office:value="0.0983333333333333">
            <text:p>0.0983333333</text:p>
          </table:table-cell>
          <table:table-cell table:formula="of:=[.F4]/[.F4]" office:value-type="float" office:value="1">
            <text:p>1</text:p>
          </table:table-cell>
          <table:table-cell table:formula="of:=[.G4]/[.B4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.025">
            <text:p>0.025</text:p>
          </table:table-cell>
          <table:table-cell table:formula="of:=AVERAGE([.L4:.N4])" office:value-type="float" office:value="0.025">
            <text:p>0.025</text:p>
          </table:table-cell>
          <table:table-cell table:formula="of:= [.O4]/[.O4]" office:value-type="float" office:value="1">
            <text:p>1</text:p>
          </table:table-cell>
          <table:table-cell table:formula="of:=[.P4]/[.K4]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0.054">
            <text:p>0.054</text:p>
          </table:table-cell>
          <table:table-cell table:formula="of:=AVERAGE([.C5:.E5])" office:value-type="float" office:value="0.054">
            <text:p>0.054</text:p>
          </table:table-cell>
          <table:table-cell table:formula="of:=[.F4]/[.F5]" office:value-type="float" office:value="1.82098765432099">
            <text:p>1.8209876543</text:p>
          </table:table-cell>
          <table:table-cell table:formula="of:=[.G5]/[.B5]" office:value-type="float" office:value="0.910493827160494">
            <text:p>0.910493827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.013">
            <text:p>0.013</text:p>
          </table:table-cell>
          <table:table-cell table:formula="of:=AVERAGE([.L5:.N5])" office:value-type="float" office:value="0.013">
            <text:p>0.013</text:p>
          </table:table-cell>
          <table:table-cell table:formula="of:= [.O4]/[.O5]" office:value-type="float" office:value="1.92307692307692">
            <text:p>1.9230769231</text:p>
          </table:table-cell>
          <table:table-cell table:formula="of:=[.P5]/[.K5]" office:value-type="float" office:value="0.961538461538462">
            <text:p>0.96153846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9">
            <text:p>0.029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  <table:table-cell table:formula="of:=AVERAGE([.C6:.E6])" office:value-type="float" office:value="0.03">
            <text:p>0.03</text:p>
          </table:table-cell>
          <table:table-cell table:formula="of:=[.F4]/[.F6]" office:value-type="float" office:value="3.27777777777778">
            <text:p>3.2777777778</text:p>
          </table:table-cell>
          <table:table-cell table:formula="of:=[.G6]/[.B6]" office:value-type="float" office:value="0.819444444444444">
            <text:p>0.819444444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12">
            <text:p>0.012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table:formula="of:=AVERAGE([.L6:.N6])" office:value-type="float" office:value="0.00966666666666667">
            <text:p>0.0096666667</text:p>
          </table:table-cell>
          <table:table-cell table:formula="of:= [.O4]/[.O6]" office:value-type="float" office:value="2.58620689655172">
            <text:p>2.5862068966</text:p>
          </table:table-cell>
          <table:table-cell table:formula="of:=[.P6]/[.K6]" office:value-type="float" office:value="0.646551724137931">
            <text:p>0.64655172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8">
            <text:p>0.028</text:p>
          </table:table-cell>
          <table:table-cell office:value-type="float" office:value="0.027">
            <text:p>0.027</text:p>
          </table:table-cell>
          <table:table-cell office:value-type="float" office:value="0.026">
            <text:p>0.026</text:p>
          </table:table-cell>
          <table:table-cell table:formula="of:=AVERAGE([.C7:.E7])" office:value-type="float" office:value="0.027">
            <text:p>0.027</text:p>
          </table:table-cell>
          <table:table-cell table:formula="of:=[.F4]/[.F7]" office:value-type="float" office:value="3.64197530864198">
            <text:p>3.6419753086</text:p>
          </table:table-cell>
          <table:table-cell table:formula="of:=[.G7]/[.B7]" office:value-type="float" office:value="0.455246913580247">
            <text:p>0.455246913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0.008">
            <text:p>0.008</text:p>
          </table:table-cell>
          <table:table-cell table:formula="of:=AVERAGE([.L7:.N7])" office:value-type="float" office:value="0.008">
            <text:p>0.008</text:p>
          </table:table-cell>
          <table:table-cell table:formula="of:= [.O4]/[.O7]" office:value-type="float" office:value="3.125">
            <text:p>3.125</text:p>
          </table:table-cell>
          <table:table-cell table:formula="of:=[.P7]/[.K7]" office:value-type="float" office:value="0.390625">
            <text:p>0.3906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0.026">
            <text:p>0.026</text:p>
          </table:table-cell>
          <table:table-cell office:value-type="float" office:value="0.025">
            <text:p>0.025</text:p>
          </table:table-cell>
          <table:table-cell table:formula="of:=AVERAGE([.C8:.E8])" office:value-type="float" office:value="0.0256666666666667">
            <text:p>0.0256666667</text:p>
          </table:table-cell>
          <table:table-cell table:formula="of:=[.F4]/[.F8]" office:value-type="float" office:value="3.83116883116883">
            <text:p>3.8311688312</text:p>
          </table:table-cell>
          <table:table-cell table:formula="of:=[.G8]/[.B8]" office:value-type="float" office:value="0.239448051948052">
            <text:p>0.2394480519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07">
            <text:p>0.007</text:p>
          </table:table-cell>
          <table:table-cell table:formula="of:=AVERAGE([.L8:.N8])" office:value-type="float" office:value="0.00733333333333333">
            <text:p>0.0073333333</text:p>
          </table:table-cell>
          <table:table-cell table:formula="of:= [.O4]/[.O8]" office:value-type="float" office:value="3.40909090909091">
            <text:p>3.4090909091</text:p>
          </table:table-cell>
          <table:table-cell table:formula="of:=[.P8]/[.K8]" office:value-type="float" office:value="0.213068181818182">
            <text:p>0.21306818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27">
            <text:p>0.027</text:p>
          </table:table-cell>
          <table:table-cell table:number-columns-repeated="2" office:value-type="float" office:value="0.025">
            <text:p>0.025</text:p>
          </table:table-cell>
          <table:table-cell table:formula="of:=AVERAGE([.C9:.E9])" office:value-type="float" office:value="0.0256666666666667">
            <text:p>0.0256666667</text:p>
          </table:table-cell>
          <table:table-cell table:formula="of:=[.F4]/[.F9]" office:value-type="float" office:value="3.83116883116883">
            <text:p>3.8311688312</text:p>
          </table:table-cell>
          <table:table-cell table:formula="of:=[.G9]/[.B9]" office:value-type="float" office:value="0.119724025974026">
            <text:p>0.119724026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table:formula="of:=AVERAGE([.L9:.N9])" office:value-type="float" office:value="0.00766666666666667">
            <text:p>0.0076666667</text:p>
          </table:table-cell>
          <table:table-cell table:formula="of:= [.O4]/[.O9]" office:value-type="float" office:value="3.26086956521739">
            <text:p>3.2608695652</text:p>
          </table:table-cell>
          <table:table-cell table:formula="of:=[.P9]/[.K9]" office:value-type="float" office:value="0.101902173913044">
            <text:p>0.1019021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29">
            <text:p>0.029</text:p>
          </table:table-cell>
          <table:table-cell office:value-type="float" office:value="0.031">
            <text:p>0.031</text:p>
          </table:table-cell>
          <table:table-cell office:value-type="float" office:value="0.028">
            <text:p>0.028</text:p>
          </table:table-cell>
          <table:table-cell table:formula="of:=AVERAGE([.C10:.E10])" office:value-type="float" office:value="0.0293333333333333">
            <text:p>0.0293333333</text:p>
          </table:table-cell>
          <table:table-cell table:formula="of:=[.F4]/[.F10]" office:value-type="float" office:value="3.35227272727273">
            <text:p>3.3522727273</text:p>
          </table:table-cell>
          <table:table-cell table:formula="of:=[.G10]/[.B10]" office:value-type="float" office:value="0.0523792613636364">
            <text:p>0.0523792614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 office:value-type="float" office:value="0.017">
            <text:p>0.017</text:p>
          </table:table-cell>
          <table:table-cell office:value-type="float" office:value="0.026">
            <text:p>0.026</text:p>
          </table:table-cell>
          <table:table-cell table:formula="of:=AVERAGE([.L10:.N10])" office:value-type="float" office:value="0.02">
            <text:p>0.02</text:p>
          </table:table-cell>
          <table:table-cell table:formula="of:= [.O4]/[.O10]" office:value-type="float" office:value="1.25">
            <text:p>1.25</text:p>
          </table:table-cell>
          <table:table-cell table:formula="of:=[.P10]/[.K10]" office:value-type="float" office:value="0.01953125">
            <text:p>0.019531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3" office:value-type="float" office:value="0.051">
            <text:p>0.051</text:p>
          </table:table-cell>
          <table:table-cell table:formula="of:=AVERAGE([.C11:.E11])" office:value-type="float" office:value="0.051">
            <text:p>0.051</text:p>
          </table:table-cell>
          <table:table-cell table:formula="of:=[.F4]/[.F11]" office:value-type="float" office:value="1.9281045751634">
            <text:p>1.9281045752</text:p>
          </table:table-cell>
          <table:table-cell table:formula="of:=[.G11]/[.B11]" office:value-type="float" office:value="0.0150633169934641">
            <text:p>0.015063317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0335">
            <text:p>0.0335</text:p>
          </table:table-cell>
          <table:table-cell office:value-type="float" office:value="0.033">
            <text:p>0.033</text:p>
          </table:table-cell>
          <table:table-cell office:value-type="float" office:value="0.035">
            <text:p>0.035</text:p>
          </table:table-cell>
          <table:table-cell table:formula="of:=AVERAGE([.L11:.N11])" office:value-type="float" office:value="0.0338333333333333">
            <text:p>0.0338333333</text:p>
          </table:table-cell>
          <table:table-cell table:formula="of:= [.O4]/[.O11]" office:value-type="float" office:value="0.738916256157636">
            <text:p>0.7389162562</text:p>
          </table:table-cell>
          <table:table-cell table:formula="of:=[.P11]/[.K11]" office:value-type="float" office:value="0.00577278325123153">
            <text:p>0.0057727833</text:p>
          </table:table-cell>
          <table:table-cell table:number-columns-repeated="1007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 lights</text:p>
          </table:table-cell>
          <table:table-cell table:number-columns-repeated="8"/>
          <table:table-cell office:value-type="string">
            <text:p>2 ball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.103">
            <text:p>0.103</text:p>
          </table:table-cell>
          <table:table-cell office:value-type="float" office:value="0.102">
            <text:p>0.102</text:p>
          </table:table-cell>
          <table:table-cell table:formula="of:=AVERAGE([.C17:.E17])" office:value-type="float" office:value="0.102666666666667">
            <text:p>0.1026666667</text:p>
          </table:table-cell>
          <table:table-cell table:formula="of:=[.F17]/[.F17]" office:value-type="float" office:value="1">
            <text:p>1</text:p>
          </table:table-cell>
          <table:table-cell table:formula="of:=[.G17]/[.B17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45">
            <text:p>0.045</text:p>
          </table:table-cell>
          <table:table-cell office:value-type="float" office:value="0.043">
            <text:p>0.043</text:p>
          </table:table-cell>
          <table:table-cell table:formula="of:=AVERAGE([.L17:.N17])" office:value-type="float" office:value="0.046">
            <text:p>0.046</text:p>
          </table:table-cell>
          <table:table-cell table:formula="of:= [.O17]/[.O17]" office:value-type="float" office:value="1">
            <text:p>1</text:p>
          </table:table-cell>
          <table:table-cell table:formula="of:=[.P17]/[.K17]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7">
            <text:p>0.057</text:p>
          </table:table-cell>
          <table:table-cell office:value-type="float" office:value="0.059">
            <text:p>0.059</text:p>
          </table:table-cell>
          <table:table-cell office:value-type="float" office:value="0.058">
            <text:p>0.058</text:p>
          </table:table-cell>
          <table:table-cell table:formula="of:=AVERAGE([.C18:.E18])" office:value-type="float" office:value="0.058">
            <text:p>0.058</text:p>
          </table:table-cell>
          <table:table-cell table:formula="of:=[.F17]/[.F18]" office:value-type="float" office:value="1.77011494252874">
            <text:p>1.7701149425</text:p>
          </table:table-cell>
          <table:table-cell table:formula="of:=[.G18]/[.B18]" office:value-type="float" office:value="0.885057471264368">
            <text:p>0.88505747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table:number-columns-repeated="2" office:value-type="float" office:value="0.026">
            <text:p>0.026</text:p>
          </table:table-cell>
          <table:table-cell table:formula="of:=AVERAGE([.L18:.N18])" office:value-type="float" office:value="0.0263333333333333">
            <text:p>0.0263333333</text:p>
          </table:table-cell>
          <table:table-cell table:formula="of:= [.O17]/[.O18]" office:value-type="float" office:value="1.74683544303798">
            <text:p>1.746835443</text:p>
          </table:table-cell>
          <table:table-cell table:formula="of:=[.P18]/[.K18]" office:value-type="float" office:value="0.873417721518988">
            <text:p>0.87341772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office:value-type="float" office:value="0.04">
            <text:p>0.04</text:p>
          </table:table-cell>
          <table:table-cell table:formula="of:=AVERAGE([.C19:.E19])" office:value-type="float" office:value="0.0366666666666667">
            <text:p>0.0366666667</text:p>
          </table:table-cell>
          <table:table-cell table:formula="of:=[.F17]/[.F19]" office:value-type="float" office:value="2.8">
            <text:p>2.8</text:p>
          </table:table-cell>
          <table:table-cell table:formula="of:=[.G19]/[.B19]" office:value-type="float" office:value="0.7">
            <text:p>0.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25">
            <text:p>0.025</text:p>
          </table:table-cell>
          <table:table-cell table:number-columns-repeated="2" office:value-type="float" office:value="0.019">
            <text:p>0.019</text:p>
          </table:table-cell>
          <table:table-cell table:formula="of:=AVERAGE([.L19:.N19])" office:value-type="float" office:value="0.021">
            <text:p>0.021</text:p>
          </table:table-cell>
          <table:table-cell table:formula="of:= [.O17]/[.O19]" office:value-type="float" office:value="2.19047619047619">
            <text:p>2.1904761905</text:p>
          </table:table-cell>
          <table:table-cell table:formula="of:=[.P19]/[.K19]" office:value-type="float" office:value="0.547619047619048">
            <text:p>0.54761904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6">
            <text:p>0.026</text:p>
          </table:table-cell>
          <table:table-cell office:value-type="float" office:value="0.029">
            <text:p>0.029</text:p>
          </table:table-cell>
          <table:table-cell office:value-type="float" office:value="0.027">
            <text:p>0.027</text:p>
          </table:table-cell>
          <table:table-cell table:formula="of:=AVERAGE([.C20:.E20])" office:value-type="float" office:value="0.0273333333333333">
            <text:p>0.0273333333</text:p>
          </table:table-cell>
          <table:table-cell table:formula="of:=[.F17]/[.F20]" office:value-type="float" office:value="3.75609756097561">
            <text:p>3.756097561</text:p>
          </table:table-cell>
          <table:table-cell table:formula="of:=[.G20]/[.B20]" office:value-type="float" office:value="0.469512195121951">
            <text:p>0.469512195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table:formula="of:=AVERAGE([.L20:.N20])" office:value-type="float" office:value="0.0143333333333333">
            <text:p>0.0143333333</text:p>
          </table:table-cell>
          <table:table-cell table:formula="of:= [.O17]/[.O20]" office:value-type="float" office:value="3.2093023255814">
            <text:p>3.2093023256</text:p>
          </table:table-cell>
          <table:table-cell table:formula="of:=[.P20]/[.K20]" office:value-type="float" office:value="0.401162790697675">
            <text:p>0.40116279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27">
            <text:p>0.027</text:p>
          </table:table-cell>
          <table:table-cell office:value-type="float" office:value="0.03">
            <text:p>0.03</text:p>
          </table:table-cell>
          <table:table-cell office:value-type="float" office:value="0.028">
            <text:p>0.028</text:p>
          </table:table-cell>
          <table:table-cell table:formula="of:=AVERAGE([.C21:.E21])" office:value-type="float" office:value="0.0283333333333333">
            <text:p>0.0283333333</text:p>
          </table:table-cell>
          <table:table-cell table:formula="of:=[.F17]/[.F21]" office:value-type="float" office:value="3.62352941176471">
            <text:p>3.6235294118</text:p>
          </table:table-cell>
          <table:table-cell table:formula="of:=[.G21]/[.B21]" office:value-type="float" office:value="0.226470588235294">
            <text:p>0.226470588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13">
            <text:p>0.013</text:p>
          </table:table-cell>
          <table:table-cell table:formula="of:=AVERAGE([.L21:.N21])" office:value-type="float" office:value="0.0126666666666667">
            <text:p>0.0126666667</text:p>
          </table:table-cell>
          <table:table-cell table:formula="of:= [.O17]/[.O21]" office:value-type="float" office:value="3.63157894736842">
            <text:p>3.6315789474</text:p>
          </table:table-cell>
          <table:table-cell table:formula="of:=[.P21]/[.K21]" office:value-type="float" office:value="0.226973684210526">
            <text:p>0.22697368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26">
            <text:p>0.026</text:p>
          </table:table-cell>
          <table:table-cell table:number-columns-repeated="2" office:value-type="float" office:value="0.028">
            <text:p>0.028</text:p>
          </table:table-cell>
          <table:table-cell table:formula="of:=AVERAGE([.C22:.E22])" office:value-type="float" office:value="0.0273333333333333">
            <text:p>0.0273333333</text:p>
          </table:table-cell>
          <table:table-cell table:formula="of:=[.F17]/[.F22]" office:value-type="float" office:value="3.75609756097561">
            <text:p>3.756097561</text:p>
          </table:table-cell>
          <table:table-cell table:formula="of:=[.G22]/[.B22]" office:value-type="float" office:value="0.117378048780488">
            <text:p>0.1173780488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float" office:value="0.014">
            <text:p>0.014</text:p>
          </table:table-cell>
          <table:table-cell table:formula="of:=AVERAGE([.L22:.N22])" office:value-type="float" office:value="0.014">
            <text:p>0.014</text:p>
          </table:table-cell>
          <table:table-cell table:formula="of:= [.O17]/[.O22]" office:value-type="float" office:value="3.28571428571429">
            <text:p>3.2857142857</text:p>
          </table:table-cell>
          <table:table-cell table:formula="of:=[.P22]/[.K22]" office:value-type="float" office:value="0.102678571428571">
            <text:p>0.10267857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3" office:value-type="float" office:value="0.031">
            <text:p>0.031</text:p>
          </table:table-cell>
          <table:table-cell table:formula="of:=AVERAGE([.C23:.E23])" office:value-type="float" office:value="0.031">
            <text:p>0.031</text:p>
          </table:table-cell>
          <table:table-cell table:formula="of:=[.F17]/[.F23]" office:value-type="float" office:value="3.31182795698925">
            <text:p>3.311827957</text:p>
          </table:table-cell>
          <table:table-cell table:formula="of:=[.G23]/[.B23]" office:value-type="float" office:value="0.051747311827957">
            <text:p>0.0517473118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table:formula="of:=AVERAGE([.L23:.N23])" office:value-type="float" office:value="0.0206666666666667">
            <text:p>0.0206666667</text:p>
          </table:table-cell>
          <table:table-cell table:formula="of:= [.O17]/[.O23]" office:value-type="float" office:value="2.2258064516129">
            <text:p>2.2258064516</text:p>
          </table:table-cell>
          <table:table-cell table:formula="of:=[.P23]/[.K23]" office:value-type="float" office:value="0.0347782258064516">
            <text:p>0.0347782258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49">
            <text:p>0.049</text:p>
          </table:table-cell>
          <table:table-cell office:value-type="float" office:value="0.05">
            <text:p>0.05</text:p>
          </table:table-cell>
          <table:table-cell office:value-type="float" office:value="0.054">
            <text:p>0.054</text:p>
          </table:table-cell>
          <table:table-cell table:formula="of:=AVERAGE([.C24:.E24])" office:value-type="float" office:value="0.051">
            <text:p>0.051</text:p>
          </table:table-cell>
          <table:table-cell table:formula="of:=[.F17]/[.F24]" office:value-type="float" office:value="2.01307189542484">
            <text:p>2.0130718954</text:p>
          </table:table-cell>
          <table:table-cell table:formula="of:=[.G24]/[.B24]" office:value-type="float" office:value="0.0157271241830065">
            <text:p>0.0157271242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42">
            <text:p>0.042</text:p>
          </table:table-cell>
          <table:table-cell table:formula="of:=AVERAGE([.L24:.N24])" office:value-type="float" office:value="0.0406666666666667">
            <text:p>0.0406666667</text:p>
          </table:table-cell>
          <table:table-cell table:formula="of:= [.O17]/[.O24]" office:value-type="float" office:value="1.13114754098361">
            <text:p>1.131147541</text:p>
          </table:table-cell>
          <table:table-cell table:formula="of:=[.P24]/[.K24]" office:value-type="float" office:value="0.00883709016393443">
            <text:p>0.0088370902</text:p>
          </table:table-cell>
          <table:table-cell table:style-name="Default"/>
          <table:table-cell table:number-columns-repeated="1006"/>
        </table:table-row>
        <table:table-row table:style-name="ro1" table:number-rows-repeated="2">
          <table:table-cell table:style-name="Default" table:number-columns-repeated="6"/>
          <table:table-cell table:number-columns-repeated="9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>
            <text:p>3 lights</text:p>
          </table:table-cell>
          <table:table-cell table:number-columns-repeated="8"/>
          <table:table-cell office:value-type="string">
            <text:p>3 ball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07">
            <text:p>0.107</text:p>
          </table:table-cell>
          <table:table-cell office:value-type="float" office:value="0.109">
            <text:p>0.109</text:p>
          </table:table-cell>
          <table:table-cell office:value-type="float" office:value="0.106">
            <text:p>0.106</text:p>
          </table:table-cell>
          <table:table-cell table:formula="of:=AVERAGE([.C29:.E29])" office:value-type="float" office:value="0.107333333333333">
            <text:p>0.1073333333</text:p>
          </table:table-cell>
          <table:table-cell table:formula="of:= [.F29]/[.F29]" office:value-type="float" office:value="1">
            <text:p>1</text:p>
          </table:table-cell>
          <table:table-cell table:formula="of:=[.G29]/[.B29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.065">
            <text:p>0.065</text:p>
          </table:table-cell>
          <table:table-cell office:value-type="float" office:value="0.064">
            <text:p>0.064</text:p>
          </table:table-cell>
          <table:table-cell table:formula="of:=AVERAGE([.L29:.N29])" office:value-type="float" office:value="0.0643333333333333">
            <text:p>0.0643333333</text:p>
          </table:table-cell>
          <table:table-cell table:formula="of:= [.O29]/[.O29]" office:value-type="float" office:value="1">
            <text:p>1</text:p>
          </table:table-cell>
          <table:table-cell table:formula="of:=[.P29]/[.K29]" office:value-type="float" office:value="1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061">
            <text:p>0.061</text:p>
          </table:table-cell>
          <table:table-cell table:formula="of:=AVERAGE([.C30:.E30])" office:value-type="float" office:value="0.0616666666666667">
            <text:p>0.0616666667</text:p>
          </table:table-cell>
          <table:table-cell table:formula="of:= [.F29]/[.F30]" office:value-type="float" office:value="1.74054054054054">
            <text:p>1.7405405405</text:p>
          </table:table-cell>
          <table:table-cell table:formula="of:=[.G30]/[.B30]" office:value-type="float" office:value="0.87027027027027">
            <text:p>0.870270270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.033">
            <text:p>0.033</text:p>
          </table:table-cell>
          <table:table-cell office:value-type="float" office:value="0.034">
            <text:p>0.034</text:p>
          </table:table-cell>
          <table:table-cell table:formula="of:=AVERAGE([.L30:.N30])" office:value-type="float" office:value="0.0333333333333333">
            <text:p>0.0333333333</text:p>
          </table:table-cell>
          <table:table-cell table:formula="of:= [.O29]/[.O30]" office:value-type="float" office:value="1.93">
            <text:p>1.93</text:p>
          </table:table-cell>
          <table:table-cell table:formula="of:=[.P30]/[.K30]" office:value-type="float" office:value="0.965">
            <text:p>0.965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33">
            <text:p>0.033</text:p>
          </table:table-cell>
          <table:table-cell table:formula="of:=AVERAGE([.C31:.E31])" office:value-type="float" office:value="0.0353333333333333">
            <text:p>0.0353333333</text:p>
          </table:table-cell>
          <table:table-cell table:formula="of:= [.F29]/[.F31]" office:value-type="float" office:value="3.0377358490566">
            <text:p>3.0377358491</text:p>
          </table:table-cell>
          <table:table-cell table:formula="of:=[.G31]/[.B31]" office:value-type="float" office:value="0.759433962264151">
            <text:p>0.759433962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table:formula="of:=AVERAGE([.L31:.N31])" office:value-type="float" office:value="0.0223333333333333">
            <text:p>0.0223333333</text:p>
          </table:table-cell>
          <table:table-cell table:formula="of:= [.O29]/[.O31]" office:value-type="float" office:value="2.88059701492537">
            <text:p>2.8805970149</text:p>
          </table:table-cell>
          <table:table-cell table:formula="of:=[.P31]/[.K31]" office:value-type="float" office:value="0.720149253731343">
            <text:p>0.7201492537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9">
            <text:p>0.029</text:p>
          </table:table-cell>
          <table:table-cell office:value-type="float" office:value="0.028">
            <text:p>0.028</text:p>
          </table:table-cell>
          <table:table-cell office:value-type="float" office:value="0.03">
            <text:p>0.03</text:p>
          </table:table-cell>
          <table:table-cell table:formula="of:=AVERAGE([.C32:.E32])" office:value-type="float" office:value="0.029">
            <text:p>0.029</text:p>
          </table:table-cell>
          <table:table-cell table:formula="of:= [.F29]/[.F32]" office:value-type="float" office:value="3.70114942528736">
            <text:p>3.7011494253</text:p>
          </table:table-cell>
          <table:table-cell table:formula="of:=[.G32]/[.B32]" office:value-type="float" office:value="0.46264367816092">
            <text:p>0.462643678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table:formula="of:=AVERAGE([.L32:.N32])" office:value-type="float" office:value="0.0183333333333333">
            <text:p>0.0183333333</text:p>
          </table:table-cell>
          <table:table-cell table:formula="of:= [.O29]/[.O32]" office:value-type="float" office:value="3.50909090909091">
            <text:p>3.5090909091</text:p>
          </table:table-cell>
          <table:table-cell table:formula="of:=[.P32]/[.K32]" office:value-type="float" office:value="0.438636363636364">
            <text:p>0.4386363636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3">
            <text:p>0.03</text:p>
          </table:table-cell>
          <table:table-cell office:value-type="float" office:value="0.027">
            <text:p>0.027</text:p>
          </table:table-cell>
          <table:table-cell office:value-type="float" office:value="0.033">
            <text:p>0.033</text:p>
          </table:table-cell>
          <table:table-cell table:formula="of:=AVERAGE([.C33:.E33])" office:value-type="float" office:value="0.03">
            <text:p>0.03</text:p>
          </table:table-cell>
          <table:table-cell table:formula="of:= [.F29]/[.F33]" office:value-type="float" office:value="3.57777777777778">
            <text:p>3.5777777778</text:p>
          </table:table-cell>
          <table:table-cell table:formula="of:=[.G33]/[.B33]" office:value-type="float" office:value="0.223611111111111">
            <text:p>0.223611111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float" office:value="0.016">
            <text:p>0.016</text:p>
          </table:table-cell>
          <table:table-cell table:formula="of:=AVERAGE([.L33:.N33])" office:value-type="float" office:value="0.016">
            <text:p>0.016</text:p>
          </table:table-cell>
          <table:table-cell table:formula="of:= [.O29]/[.O33]" office:value-type="float" office:value="4.02083333333333">
            <text:p>4.0208333333</text:p>
          </table:table-cell>
          <table:table-cell table:formula="of:=[.P33]/[.K33]" office:value-type="float" office:value="0.251302083333333">
            <text:p>0.25130208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29">
            <text:p>0.029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table:formula="of:=AVERAGE([.C34:.E34])" office:value-type="float" office:value="0.0286666666666667">
            <text:p>0.0286666667</text:p>
          </table:table-cell>
          <table:table-cell table:formula="of:= [.F29]/[.F34]" office:value-type="float" office:value="3.74418604651163">
            <text:p>3.7441860465</text:p>
          </table:table-cell>
          <table:table-cell table:formula="of:=[.G34]/[.B34]" office:value-type="float" office:value="0.117005813953488">
            <text:p>0.11700581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7">
            <text:p>0.017</text:p>
          </table:table-cell>
          <table:table-cell table:formula="of:=AVERAGE([.L34:.N34])" office:value-type="float" office:value="0.0173333333333333">
            <text:p>0.0173333333</text:p>
          </table:table-cell>
          <table:table-cell table:formula="of:= [.O29]/[.O34]" office:value-type="float" office:value="3.71153846153846">
            <text:p>3.7115384615</text:p>
          </table:table-cell>
          <table:table-cell table:formula="of:=[.P34]/[.K34]" office:value-type="float" office:value="0.115985576923077">
            <text:p>0.11598557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  <table:table-cell table:formula="of:=AVERAGE([.C35:.E35])" office:value-type="float" office:value="0.0306666666666667">
            <text:p>0.0306666667</text:p>
          </table:table-cell>
          <table:table-cell table:formula="of:= [.F29]/[.F35]" office:value-type="float" office:value="3.5">
            <text:p>3.5</text:p>
          </table:table-cell>
          <table:table-cell table:formula="of:=[.G35]/[.B35]" office:value-type="float" office:value="0.0546875">
            <text:p>0.0546875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21">
            <text:p>0.021</text:p>
          </table:table-cell>
          <table:table-cell table:formula="of:=AVERAGE([.L35:.N35])" office:value-type="float" office:value="0.0223333333333333">
            <text:p>0.0223333333</text:p>
          </table:table-cell>
          <table:table-cell table:formula="of:= [.O29]/[.O35]" office:value-type="float" office:value="2.88059701492537">
            <text:p>2.8805970149</text:p>
          </table:table-cell>
          <table:table-cell table:formula="of:=[.P35]/[.K35]" office:value-type="float" office:value="0.045009328358209">
            <text:p>0.04500932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53">
            <text:p>0.053</text:p>
          </table:table-cell>
          <table:table-cell office:value-type="float" office:value="0.054">
            <text:p>0.054</text:p>
          </table:table-cell>
          <table:table-cell office:value-type="float" office:value="0.045">
            <text:p>0.045</text:p>
          </table:table-cell>
          <table:table-cell table:formula="of:=AVERAGE([.C36:.E36])" office:value-type="float" office:value="0.0506666666666667">
            <text:p>0.0506666667</text:p>
          </table:table-cell>
          <table:table-cell table:formula="of:= [.F29]/[.F36]" office:value-type="float" office:value="2.11842105263158">
            <text:p>2.1184210526</text:p>
          </table:table-cell>
          <table:table-cell table:formula="of:=[.G36]/[.B36]" office:value-type="float" office:value="0.0165501644736842">
            <text:p>0.0165501645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048">
            <text:p>0.048</text:p>
          </table:table-cell>
          <table:table-cell office:value-type="float" office:value="0.044">
            <text:p>0.044</text:p>
          </table:table-cell>
          <table:table-cell office:value-type="float" office:value="0.047">
            <text:p>0.047</text:p>
          </table:table-cell>
          <table:table-cell table:formula="of:=AVERAGE([.L36:.N36])" office:value-type="float" office:value="0.0463333333333333">
            <text:p>0.0463333333</text:p>
          </table:table-cell>
          <table:table-cell table:formula="of:= [.O29]/[.O36]" office:value-type="float" office:value="1.38848920863309">
            <text:p>1.3884892086</text:p>
          </table:table-cell>
          <table:table-cell table:formula="of:=[.P36]/[.K36]" office:value-type="float" office:value="0.010847571942446">
            <text:p>0.010847571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string">
            <text:p>4 lights</text:p>
          </table:table-cell>
          <table:table-cell table:number-columns-repeated="5"/>
          <table:table-cell table:style-name="Default"/>
          <table:table-cell table:number-columns-repeated="2"/>
          <table:table-cell office:value-type="string">
            <text:p>4 ball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.109">
            <text:p>0.109</text:p>
          </table:table-cell>
          <table:table-cell office:value-type="float" office:value="0.11">
            <text:p>0.11</text:p>
          </table:table-cell>
          <table:table-cell table:formula="of:=AVERAGE([.C42:.E42])" office:value-type="float" office:value="0.109333333333333">
            <text:p>0.1093333333</text:p>
          </table:table-cell>
          <table:table-cell table:formula="of:= [.F42]/[.F42]" office:value-type="float" office:value="1">
            <text:p>1</text:p>
          </table:table-cell>
          <table:table-cell table:formula="of:=[.G42]/[.B42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.084">
            <text:p>0.084</text:p>
          </table:table-cell>
          <table:table-cell office:value-type="float" office:value="0.079">
            <text:p>0.079</text:p>
          </table:table-cell>
          <table:table-cell table:formula="of:=AVERAGE([.L42:.N42])" office:value-type="float" office:value="0.0823333333333333">
            <text:p>0.0823333333</text:p>
          </table:table-cell>
          <table:table-cell table:formula="of:= [.O42]/[.O42]" office:value-type="float" office:value="1">
            <text:p>1</text:p>
          </table:table-cell>
          <table:table-cell table:formula="of:=[.P42]/[.K42]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1">
            <text:p>0.061</text:p>
          </table:table-cell>
          <table:table-cell office:value-type="float" office:value="0.064">
            <text:p>0.064</text:p>
          </table:table-cell>
          <table:table-cell office:value-type="float" office:value="0.067">
            <text:p>0.067</text:p>
          </table:table-cell>
          <table:table-cell table:formula="of:=AVERAGE([.C43:.E43])" office:value-type="float" office:value="0.064">
            <text:p>0.064</text:p>
          </table:table-cell>
          <table:table-cell table:formula="of:= [.F42]/[.F43]" office:value-type="float" office:value="1.70833333333333">
            <text:p>1.7083333333</text:p>
          </table:table-cell>
          <table:table-cell table:formula="of:=[.G43]/[.B43]" office:value-type="float" office:value="0.854166666666667">
            <text:p>0.854166666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.042">
            <text:p>0.042</text:p>
          </table:table-cell>
          <table:table-cell table:formula="of:=AVERAGE([.L43:.N43])" office:value-type="float" office:value="0.042">
            <text:p>0.042</text:p>
          </table:table-cell>
          <table:table-cell table:formula="of:= [.O42]/[.O43]" office:value-type="float" office:value="1.96031746031746">
            <text:p>1.9603174603</text:p>
          </table:table-cell>
          <table:table-cell table:formula="of:=[.P43]/[.K43]" office:value-type="float" office:value="0.98015873015873">
            <text:p>0.98015873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3">
            <text:p>0.033</text:p>
          </table:table-cell>
          <table:table-cell office:value-type="float" office:value="0.042">
            <text:p>0.042</text:p>
          </table:table-cell>
          <table:table-cell office:value-type="float" office:value="0.045">
            <text:p>0.045</text:p>
          </table:table-cell>
          <table:table-cell table:formula="of:=AVERAGE([.C44:.E44])" office:value-type="float" office:value="0.04">
            <text:p>0.04</text:p>
          </table:table-cell>
          <table:table-cell table:formula="of:= [.F42]/[.F44]" office:value-type="float" office:value="2.73333333333333">
            <text:p>2.7333333333</text:p>
          </table:table-cell>
          <table:table-cell table:formula="of:=[.G44]/[.B44]" office:value-type="float" office:value="0.683333333333333">
            <text:p>0.683333333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43">
            <text:p>0.043</text:p>
          </table:table-cell>
          <table:table-cell office:value-type="float" office:value="0.029">
            <text:p>0.029</text:p>
          </table:table-cell>
          <table:table-cell office:value-type="float" office:value="0.039">
            <text:p>0.039</text:p>
          </table:table-cell>
          <table:table-cell table:formula="of:=AVERAGE([.L44:.N44])" office:value-type="float" office:value="0.037">
            <text:p>0.037</text:p>
          </table:table-cell>
          <table:table-cell table:formula="of:= [.O42]/[.O44]" office:value-type="float" office:value="2.22522522522523">
            <text:p>2.2252252252</text:p>
          </table:table-cell>
          <table:table-cell table:formula="of:=[.P44]/[.K44]" office:value-type="float" office:value="0.556306306306306">
            <text:p>0.55630630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36">
            <text:p>0.036</text:p>
          </table:table-cell>
          <table:table-cell office:value-type="float" office:value="0.032">
            <text:p>0.032</text:p>
          </table:table-cell>
          <table:table-cell table:formula="of:=AVERAGE([.C45:.E45])" office:value-type="float" office:value="0.0326666666666667">
            <text:p>0.0326666667</text:p>
          </table:table-cell>
          <table:table-cell table:formula="of:= [.F42]/[.F45]" office:value-type="float" office:value="3.3469387755102">
            <text:p>3.3469387755</text:p>
          </table:table-cell>
          <table:table-cell table:formula="of:=[.G45]/[.B45]" office:value-type="float" office:value="0.418367346938775">
            <text:p>0.418367346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22">
            <text:p>0.022</text:p>
          </table:table-cell>
          <table:table-cell table:number-columns-repeated="2" office:value-type="float" office:value="0.024">
            <text:p>0.024</text:p>
          </table:table-cell>
          <table:table-cell table:formula="of:=AVERAGE([.L45:.N45])" office:value-type="float" office:value="0.0233333333333333">
            <text:p>0.0233333333</text:p>
          </table:table-cell>
          <table:table-cell table:formula="of:= [.O42]/[.O45]" office:value-type="float" office:value="3.52857142857143">
            <text:p>3.5285714286</text:p>
          </table:table-cell>
          <table:table-cell table:formula="of:=[.P45]/[.K45]" office:value-type="float" office:value="0.441071428571429">
            <text:p>0.44107142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28">
            <text:p>0.028</text:p>
          </table:table-cell>
          <table:table-cell office:value-type="float" office:value="0.03">
            <text:p>0.03</text:p>
          </table:table-cell>
          <table:table-cell office:value-type="float" office:value="0.034">
            <text:p>0.034</text:p>
          </table:table-cell>
          <table:table-cell table:formula="of:=AVERAGE([.C46:.E46])" office:value-type="float" office:value="0.0306666666666667">
            <text:p>0.0306666667</text:p>
          </table:table-cell>
          <table:table-cell table:formula="of:= [.F42]/[.F46]" office:value-type="float" office:value="3.56521739130435">
            <text:p>3.5652173913</text:p>
          </table:table-cell>
          <table:table-cell table:formula="of:=[.G46]/[.B46]" office:value-type="float" office:value="0.222826086956522">
            <text:p>0.22282608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table:formula="of:=AVERAGE([.L46:.N46])" office:value-type="float" office:value="0.0216666666666667">
            <text:p>0.0216666667</text:p>
          </table:table-cell>
          <table:table-cell table:formula="of:= [.O42]/[.O46]" office:value-type="float" office:value="3.8">
            <text:p>3.8</text:p>
          </table:table-cell>
          <table:table-cell table:formula="of:=[.P46]/[.K46]" office:value-type="float" office:value="0.2375">
            <text:p>0.23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9">
            <text:p>0.029</text:p>
          </table:table-cell>
          <table:table-cell table:formula="of:=AVERAGE([.C47:.E47])" office:value-type="float" office:value="0.0293333333333333">
            <text:p>0.0293333333</text:p>
          </table:table-cell>
          <table:table-cell table:formula="of:= [.F42]/[.F47]" office:value-type="float" office:value="3.72727272727273">
            <text:p>3.7272727273</text:p>
          </table:table-cell>
          <table:table-cell table:formula="of:=[.G47]/[.B47]" office:value-type="float" office:value="0.116477272727273">
            <text:p>0.1164772727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  <table:table-cell table:formula="of:=AVERAGE([.L47:.N47])" office:value-type="float" office:value="0.0216666666666667">
            <text:p>0.0216666667</text:p>
          </table:table-cell>
          <table:table-cell table:formula="of:= [.O42]/[.O47]" office:value-type="float" office:value="3.8">
            <text:p>3.8</text:p>
          </table:table-cell>
          <table:table-cell table:formula="of:=[.P47]/[.K47]" office:value-type="float" office:value="0.11875">
            <text:p>0.118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34">
            <text:p>0.034</text:p>
          </table:table-cell>
          <table:table-cell office:value-type="float" office:value="0.036">
            <text:p>0.036</text:p>
          </table:table-cell>
          <table:table-cell office:value-type="float" office:value="0.031">
            <text:p>0.031</text:p>
          </table:table-cell>
          <table:table-cell table:formula="of:=AVERAGE([.C48:.E48])" office:value-type="float" office:value="0.0336666666666667">
            <text:p>0.0336666667</text:p>
          </table:table-cell>
          <table:table-cell table:formula="of:= [.F42]/[.F48]" office:value-type="float" office:value="3.24752475247525">
            <text:p>3.2475247525</text:p>
          </table:table-cell>
          <table:table-cell table:formula="of:=[.G48]/[.B48]" office:value-type="float" office:value="0.0507425742574257">
            <text:p>0.0507425743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.027">
            <text:p>0.027</text:p>
          </table:table-cell>
          <table:table-cell office:value-type="float" office:value="0.026">
            <text:p>0.026</text:p>
          </table:table-cell>
          <table:table-cell office:value-type="float" office:value="0.029">
            <text:p>0.029</text:p>
          </table:table-cell>
          <table:table-cell table:formula="of:=AVERAGE([.L48:.N48])" office:value-type="float" office:value="0.0273333333333333">
            <text:p>0.0273333333</text:p>
          </table:table-cell>
          <table:table-cell table:formula="of:= [.O42]/[.O48]" office:value-type="float" office:value="3.01219512195122">
            <text:p>3.012195122</text:p>
          </table:table-cell>
          <table:table-cell table:formula="of:=[.P48]/[.K48]" office:value-type="float" office:value="0.0470655487804878">
            <text:p>0.04706554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54">
            <text:p>0.054</text:p>
          </table:table-cell>
          <table:table-cell office:value-type="float" office:value="0.052">
            <text:p>0.052</text:p>
          </table:table-cell>
          <table:table-cell office:value-type="float" office:value="0.054">
            <text:p>0.054</text:p>
          </table:table-cell>
          <table:table-cell table:formula="of:=AVERAGE([.C49:.E49])" office:value-type="float" office:value="0.0533333333333333">
            <text:p>0.0533333333</text:p>
          </table:table-cell>
          <table:table-cell table:formula="of:= [.F42]/[.F49]" office:value-type="float" office:value="2.05">
            <text:p>2.05</text:p>
          </table:table-cell>
          <table:table-cell table:formula="of:=[.G49]/[.B49]" office:value-type="float" office:value="0.016015625">
            <text:p>0.016015625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044">
            <text:p>0.044</text:p>
          </table:table-cell>
          <table:table-cell office:value-type="float" office:value="0.05">
            <text:p>0.05</text:p>
          </table:table-cell>
          <table:table-cell office:value-type="float" office:value="0.046">
            <text:p>0.046</text:p>
          </table:table-cell>
          <table:table-cell table:formula="of:=AVERAGE([.L49:.N49])" office:value-type="float" office:value="0.0466666666666667">
            <text:p>0.0466666667</text:p>
          </table:table-cell>
          <table:table-cell table:formula="of:= [.O42]/[.O49]" office:value-type="float" office:value="1.76428571428571">
            <text:p>1.7642857143</text:p>
          </table:table-cell>
          <table:table-cell table:formula="of:=[.P49]/[.K49]" office:value-type="float" office:value="0.0137834821428571">
            <text:p>0.013783482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string">
            <text:p>5 lights</text:p>
          </table:table-cell>
          <table:table-cell table:number-columns-repeated="5"/>
          <table:table-cell table:style-name="Default"/>
          <table:table-cell table:number-columns-repeated="2"/>
          <table:table-cell office:value-type="string">
            <text:p>5 ball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114">
            <text:p>0.114</text:p>
          </table:table-cell>
          <table:table-cell office:value-type="float" office:value="0.118">
            <text:p>0.118</text:p>
          </table:table-cell>
          <table:table-cell table:formula="of:=AVERAGE([.C53:.E53])" office:value-type="float" office:value="0.120666666666667">
            <text:p>0.1206666667</text:p>
          </table:table-cell>
          <table:table-cell table:formula="of:= [.F53]/[.F53]" office:value-type="float" office:value="1">
            <text:p>1</text:p>
          </table:table-cell>
          <table:table-cell table:formula="of:=[.G53]/[.B53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107">
            <text:p>0.107</text:p>
          </table:table-cell>
          <table:table-cell office:value-type="float" office:value="0.109">
            <text:p>0.109</text:p>
          </table:table-cell>
          <table:table-cell office:value-type="float" office:value="0.106">
            <text:p>0.106</text:p>
          </table:table-cell>
          <table:table-cell table:formula="of:=AVERAGE([.L53:.N53])" office:value-type="float" office:value="0.107333333333333">
            <text:p>0.1073333333</text:p>
          </table:table-cell>
          <table:table-cell table:formula="of:= [.O53]/[.O53]" office:value-type="float" office:value="1">
            <text:p>1</text:p>
          </table:table-cell>
          <table:table-cell table:formula="of:=[.P53]/[.K53]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table:number-columns-repeated="2" office:value-type="float" office:value="0.066">
            <text:p>0.066</text:p>
          </table:table-cell>
          <table:table-cell table:formula="of:=AVERAGE([.C54:.E54])" office:value-type="float" office:value="0.0656666666666667">
            <text:p>0.0656666667</text:p>
          </table:table-cell>
          <table:table-cell table:formula="of:= [.F53]/[.F54]" office:value-type="float" office:value="1.83756345177665">
            <text:p>1.8375634518</text:p>
          </table:table-cell>
          <table:table-cell table:formula="of:=[.G54]/[.B54]" office:value-type="float" office:value="0.918781725888325">
            <text:p>0.918781725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061">
            <text:p>0.061</text:p>
          </table:table-cell>
          <table:table-cell table:formula="of:=AVERAGE([.L54:.N54])" office:value-type="float" office:value="0.0616666666666667">
            <text:p>0.0616666667</text:p>
          </table:table-cell>
          <table:table-cell table:formula="of:= [.O53]/[.O54]" office:value-type="float" office:value="1.74054054054054">
            <text:p>1.7405405405</text:p>
          </table:table-cell>
          <table:table-cell table:formula="of:=[.P54]/[.K54]" office:value-type="float" office:value="0.87027027027027">
            <text:p>0.87027027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7">
            <text:p>0.037</text:p>
          </table:table-cell>
          <table:table-cell office:value-type="float" office:value="0.043">
            <text:p>0.043</text:p>
          </table:table-cell>
          <table:table-cell office:value-type="float" office:value="0.035">
            <text:p>0.035</text:p>
          </table:table-cell>
          <table:table-cell table:formula="of:=AVERAGE([.C55:.E55])" office:value-type="float" office:value="0.0383333333333333">
            <text:p>0.0383333333</text:p>
          </table:table-cell>
          <table:table-cell table:formula="of:= [.F53]/[.F55]" office:value-type="float" office:value="3.14782608695652">
            <text:p>3.147826087</text:p>
          </table:table-cell>
          <table:table-cell table:formula="of:=[.G55]/[.B55]" office:value-type="float" office:value="0.78695652173913">
            <text:p>0.786956521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33">
            <text:p>0.033</text:p>
          </table:table-cell>
          <table:table-cell table:formula="of:=AVERAGE([.L55:.N55])" office:value-type="float" office:value="0.0353333333333333">
            <text:p>0.0353333333</text:p>
          </table:table-cell>
          <table:table-cell table:formula="of:= [.O53]/[.O55]" office:value-type="float" office:value="3.0377358490566">
            <text:p>3.0377358491</text:p>
          </table:table-cell>
          <table:table-cell table:formula="of:=[.P55]/[.K55]" office:value-type="float" office:value="0.759433962264151">
            <text:p>0.75943396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032">
            <text:p>0.032</text:p>
          </table:table-cell>
          <table:table-cell table:formula="of:=AVERAGE([.C56:.E56])" office:value-type="float" office:value="0.0316666666666667">
            <text:p>0.0316666667</text:p>
          </table:table-cell>
          <table:table-cell table:formula="of:= [.F53]/[.F56]" office:value-type="float" office:value="3.81052631578947">
            <text:p>3.8105263158</text:p>
          </table:table-cell>
          <table:table-cell table:formula="of:=[.G56]/[.B56]" office:value-type="float" office:value="0.476315789473684">
            <text:p>0.476315789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29">
            <text:p>0.029</text:p>
          </table:table-cell>
          <table:table-cell office:value-type="float" office:value="0.028">
            <text:p>0.028</text:p>
          </table:table-cell>
          <table:table-cell office:value-type="float" office:value="0.03">
            <text:p>0.03</text:p>
          </table:table-cell>
          <table:table-cell table:formula="of:=AVERAGE([.L56:.N56])" office:value-type="float" office:value="0.029">
            <text:p>0.029</text:p>
          </table:table-cell>
          <table:table-cell table:formula="of:= [.O53]/[.O56]" office:value-type="float" office:value="3.70114942528736">
            <text:p>3.7011494253</text:p>
          </table:table-cell>
          <table:table-cell table:formula="of:=[.P56]/[.K56]" office:value-type="float" office:value="0.46264367816092">
            <text:p>0.46264367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3">
            <text:p>0.03</text:p>
          </table:table-cell>
          <table:table-cell office:value-type="float" office:value="0.033">
            <text:p>0.033</text:p>
          </table:table-cell>
          <table:table-cell office:value-type="float" office:value="0.039">
            <text:p>0.039</text:p>
          </table:table-cell>
          <table:table-cell table:formula="of:=AVERAGE([.C57:.E57])" office:value-type="float" office:value="0.034">
            <text:p>0.034</text:p>
          </table:table-cell>
          <table:table-cell table:formula="of:= [.F53]/[.F57]" office:value-type="float" office:value="3.54901960784314">
            <text:p>3.5490196078</text:p>
          </table:table-cell>
          <table:table-cell table:formula="of:=[.G57]/[.B57]" office:value-type="float" office:value="0.221813725490196">
            <text:p>0.221813725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3">
            <text:p>0.03</text:p>
          </table:table-cell>
          <table:table-cell office:value-type="float" office:value="0.027">
            <text:p>0.027</text:p>
          </table:table-cell>
          <table:table-cell office:value-type="float" office:value="0.033">
            <text:p>0.033</text:p>
          </table:table-cell>
          <table:table-cell table:formula="of:=AVERAGE([.L57:.N57])" office:value-type="float" office:value="0.03">
            <text:p>0.03</text:p>
          </table:table-cell>
          <table:table-cell table:formula="of:= [.O53]/[.O57]" office:value-type="float" office:value="3.57777777777778">
            <text:p>3.5777777778</text:p>
          </table:table-cell>
          <table:table-cell table:formula="of:=[.P57]/[.K57]" office:value-type="float" office:value="0.223611111111111">
            <text:p>0.22361111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33">
            <text:p>0.033</text:p>
          </table:table-cell>
          <table:table-cell office:value-type="float" office:value="0.034">
            <text:p>0.034</text:p>
          </table:table-cell>
          <table:table-cell office:value-type="float" office:value="0.031">
            <text:p>0.031</text:p>
          </table:table-cell>
          <table:table-cell table:formula="of:=AVERAGE([.C58:.E58])" office:value-type="float" office:value="0.0326666666666667">
            <text:p>0.0326666667</text:p>
          </table:table-cell>
          <table:table-cell table:formula="of:= [.F53]/[.F58]" office:value-type="float" office:value="3.69387755102041">
            <text:p>3.693877551</text:p>
          </table:table-cell>
          <table:table-cell table:formula="of:=[.G58]/[.B58]" office:value-type="float" office:value="0.115433673469388">
            <text:p>0.1154336735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.029">
            <text:p>0.029</text:p>
          </table:table-cell>
          <table:table-cell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table:formula="of:=AVERAGE([.L58:.N58])" office:value-type="float" office:value="0.0286666666666667">
            <text:p>0.0286666667</text:p>
          </table:table-cell>
          <table:table-cell table:formula="of:= [.O53]/[.O58]" office:value-type="float" office:value="3.74418604651163">
            <text:p>3.7441860465</text:p>
          </table:table-cell>
          <table:table-cell table:formula="of:=[.P58]/[.K58]" office:value-type="float" office:value="0.117005813953488">
            <text:p>0.1170058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36">
            <text:p>0.036</text:p>
          </table:table-cell>
          <table:table-cell office:value-type="float" office:value="0.038">
            <text:p>0.038</text:p>
          </table:table-cell>
          <table:table-cell office:value-type="float" office:value="0.036">
            <text:p>0.036</text:p>
          </table:table-cell>
          <table:table-cell table:formula="of:=AVERAGE([.C59:.E59])" office:value-type="float" office:value="0.0366666666666667">
            <text:p>0.0366666667</text:p>
          </table:table-cell>
          <table:table-cell table:formula="of:= [.F53]/[.F59]" office:value-type="float" office:value="3.29090909090909">
            <text:p>3.2909090909</text:p>
          </table:table-cell>
          <table:table-cell table:formula="of:=[.G59]/[.B59]" office:value-type="float" office:value="0.0514204545454546">
            <text:p>0.0514204545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  <table:table-cell table:formula="of:=AVERAGE([.L59:.N59])" office:value-type="float" office:value="0.0306666666666667">
            <text:p>0.0306666667</text:p>
          </table:table-cell>
          <table:table-cell table:formula="of:= [.O53]/[.O59]" office:value-type="float" office:value="3.5">
            <text:p>3.5</text:p>
          </table:table-cell>
          <table:table-cell table:formula="of:=[.P59]/[.K59]" office:value-type="float" office:value="0.0546875">
            <text:p>0.05468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57">
            <text:p>0.057</text:p>
          </table:table-cell>
          <table:table-cell office:value-type="float" office:value="0.053">
            <text:p>0.053</text:p>
          </table:table-cell>
          <table:table-cell office:value-type="float" office:value="0.055">
            <text:p>0.055</text:p>
          </table:table-cell>
          <table:table-cell table:formula="of:=AVERAGE([.C60:.E60])" office:value-type="float" office:value="0.055">
            <text:p>0.055</text:p>
          </table:table-cell>
          <table:table-cell table:formula="of:= [.F53]/[.F60]" office:value-type="float" office:value="2.19393939393939">
            <text:p>2.1939393939</text:p>
          </table:table-cell>
          <table:table-cell table:formula="of:=[.G60]/[.B60]" office:value-type="float" office:value="0.0171401515151515">
            <text:p>0.0171401515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053">
            <text:p>0.053</text:p>
          </table:table-cell>
          <table:table-cell office:value-type="float" office:value="0.054">
            <text:p>0.054</text:p>
          </table:table-cell>
          <table:table-cell office:value-type="float" office:value="0.045">
            <text:p>0.045</text:p>
          </table:table-cell>
          <table:table-cell table:formula="of:=AVERAGE([.L60:.N60])" office:value-type="float" office:value="0.0506666666666667">
            <text:p>0.0506666667</text:p>
          </table:table-cell>
          <table:table-cell table:formula="of:= [.O53]/[.O60]" office:value-type="float" office:value="2.11842105263158">
            <text:p>2.1184210526</text:p>
          </table:table-cell>
          <table:table-cell table:formula="of:=[.P60]/[.K60]" office:value-type="float" office:value="0.0165501644736842">
            <text:p>0.0165501645</text:p>
          </table:table-cell>
          <table:table-cell table:number-columns-repeated="1007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>
            <draw:frame table:end-cell-address="Sheet1.J83" table:end-x="0.2717in" table:end-y="0.0035in" draw:z-index="0" draw:style-name="gr1" draw:text-style-name="P1" svg:width="6.2988in" svg:height="3.5429in" svg:x="0in" svg:y="0.1543in">
              <draw:object draw:notify-on-update-of-ranges="Sheet1.B3:Sheet1.B3 Sheet1.B4:Sheet1.B11 Sheet1.A51:Sheet1.A51 Sheet1.F53:Sheet1.F60 Sheet1.A40:Sheet1.A40 Sheet1.F42:Sheet1.F49 Sheet1.A27:Sheet1.A27 Sheet1.F29:Sheet1.F36 Sheet1.A15:Sheet1.A15 Sheet1.F17:Sheet1.F24 Sheet1.A2:Sheet1.A2 Sheet1.F4:Sheet1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4"/>
          <table:table-cell>
            <draw:frame table:end-cell-address="Sheet1.T84" table:end-x="0.4213in" table:end-y="0.0579in" draw:z-index="1" draw:style-name="gr1" draw:text-style-name="P1" svg:width="6.2988in" svg:height="3.5429in" svg:x="0.15in" svg:y="0.0142in">
              <draw:object draw:notify-on-update-of-ranges="Sheet1.B3:Sheet1.B3 Sheet1.B4:Sheet1.B11 Sheet1.J3:Sheet1.J3 Sheet1.O4:Sheet1.O11 Sheet1.J15:Sheet1.J15 Sheet1.O17:Sheet1.O24 Sheet1.J27:Sheet1.J27 Sheet1.O29:Sheet1.O36 Sheet1.J40:Sheet1.J40 Sheet1.O42:Sheet1.O49 Sheet1.J51:Sheet1.J51 Sheet1.O53:Sheet1.O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1"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1007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>
            <draw:frame table:end-cell-address="Sheet1.J103" table:end-x="0.3205in" table:end-y="0.0567in" draw:z-index="2" draw:style-name="gr1" draw:text-style-name="P1" svg:width="6.2988in" svg:height="3.5429in" svg:x="0.0488in" svg:y="0.013in">
              <draw:object draw:notify-on-update-of-ranges="Sheet1.B3:Sheet1.B3 Sheet1.B4:Sheet1.B11 Sheet1.A2:Sheet1.A2 Sheet1.G4:Sheet1.G11 Sheet1.A15:Sheet1.A15 Sheet1.G17:Sheet1.G24 Sheet1.A27:Sheet1.A27 Sheet1.G29:Sheet1.G36 Sheet1.A51:Sheet1.A51 Sheet1.G53:Sheet1.G60 Sheet1.A40:Sheet1.A40 Sheet1.G42:Sheet1.G4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T103" table:end-x="0.2169in" table:end-y="0.0831in" draw:z-index="4" draw:style-name="gr1" draw:text-style-name="P1" svg:width="6.2988in" svg:height="3.5429in" svg:x="0.6154in" svg:y="0.0394in">
              <draw:object draw:notify-on-update-of-ranges="Sheet1.B3:Sheet1.B3 Sheet1.B4:Sheet1.B11 Sheet1.J3:Sheet1.J3 Sheet1.P4:Sheet1.P11 Sheet1.J15:Sheet1.J15 Sheet1.P17:Sheet1.P24 Sheet1.J27:Sheet1.J27 Sheet1.P29:Sheet1.P36 Sheet1.J40:Sheet1.J40 Sheet1.P42:Sheet1.P49 Sheet1.J51:Sheet1.J51 Sheet1.P53:Sheet1.P6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8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>
            <draw:frame table:end-cell-address="Sheet1.J122" table:end-x="0.3386in" table:end-y="0.0831in" draw:z-index="3" draw:style-name="gr1" draw:text-style-name="P1" svg:width="6.2988in" svg:height="3.5429in" svg:x="0.0669in" svg:y="0.0394in">
              <draw:object draw:notify-on-update-of-ranges="Sheet1.B3:Sheet1.B3 Sheet1.B4:Sheet1.B11 Sheet1.A2:Sheet1.A2 Sheet1.H4:Sheet1.H11 Sheet1.A15:Sheet1.A15 Sheet1.H17:Sheet1.H24 Sheet1.A27:Sheet1.A27 Sheet1.H29:Sheet1.H36 Sheet1.A40:Sheet1.A40 Sheet1.H42:Sheet1.H49 Sheet1.A51:Sheet1.A51 Sheet1.H53:Sheet1.H6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T123" table:end-x="0.3177in" table:end-y="0.0303in" draw:z-index="5" draw:style-name="gr1" draw:text-style-name="P1" svg:width="6.2988in" svg:height="3.5429in" svg:x="0.0465in" svg:y="0.1811in">
              <draw:object draw:notify-on-update-of-ranges="Sheet1.B3:Sheet1.B3 Sheet1.B4:Sheet1.B11 Sheet1.J3:Sheet1.J3 Sheet1.Q4:Sheet1.Q11 Sheet1.J15:Sheet1.J15 Sheet1.Q17:Sheet1.Q24 Sheet1.J27:Sheet1.J27 Sheet1.Q29:Sheet1.Q36 Sheet1.J40:Sheet1.J40 Sheet1.Q42:Sheet1.Q49 Sheet1.J51:Sheet1.J51 Sheet1.Q53:Sheet1.Q6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35">
          <table:table-cell table:style-name="Default" table:number-columns-repeated="6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4/24/2018</text:date>, <text:time>22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22:33:55</dc:date>
    <dc:creator>Robert Hughes</dc:creator>
    <meta:generator>OpenOffice/4.1.2$Win32 OpenOffice.org_project/412m3$Build-9782</meta:generator>
    <meta:editing-duration>PT1H24M7S</meta:editing-duration>
    <meta:editing-cycles>2</meta:editing-cycles>
    <meta:document-statistic meta:table-count="1" meta:cell-count="5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Time vs Threads</text:p>
        </chart:title>
        <chart:subtitle svg:x="6.951cm" svg:y="1.275cm" chart:style-name="ch3">
          <text:p>Light Count</text:p>
        </chart:subtitle>
        <chart:legend chart:legend-position="end" svg:x="13.545cm" svg:y="3.14cm" style:legend-expansion="high" chart:style-name="ch4"/>
        <chart:plot-area chart:style-name="ch5" table:cell-range-address="Sheet1.B3:Sheet1.B11 Sheet1.A51:Sheet1.A51 Sheet1.F53:Sheet1.F60 Sheet1.A40:Sheet1.A40 Sheet1.F42:Sheet1.F49 Sheet1.A27:Sheet1.A27 Sheet1.F29:Sheet1.F36 Sheet1.A15:Sheet1.A15 Sheet1.F17:Sheet1.F24 Sheet1.A2:Sheet1.A2 Sheet1.F4:Sheet1.F11" chart:data-source-has-labels="both" svg:x="1.358cm" svg:y="2.318cm" svg:width="11.547cm" svg:height="5.494cm">
          <chartooo:coordinate-region svg:x="2.27cm" svg:y="2.531cm" svg:width="10.355cm" svg:height="4.608cm"/>
          <chart:axis chart:dimension="x" chart:name="primary-x" chart:style-name="ch6" chartooo:axis-type="auto">
            <chartooo:date-scale/>
            <chart:title svg:x="6.082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6.33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F53:Sheet1.F60" chart:label-cell-address="Sheet1.A51:Sheet1.A51" chart:class="chart:line">
            <chart:data-point chart:repeated="8"/>
          </chart:series>
          <chart:series chart:style-name="ch11" chart:values-cell-range-address="Sheet1.F42:Sheet1.F49" chart:label-cell-address="Sheet1.A40:Sheet1.A40" chart:class="chart:line">
            <chart:data-point chart:repeated="8"/>
          </chart:series>
          <chart:series chart:style-name="ch12" chart:values-cell-range-address="Sheet1.F29:Sheet1.F36" chart:label-cell-address="Sheet1.A27:Sheet1.A27" chart:class="chart:line">
            <chart:data-point chart:repeated="8"/>
          </chart:series>
          <chart:series chart:style-name="ch13" chart:values-cell-range-address="Sheet1.F17:Sheet1.F24" chart:label-cell-address="Sheet1.A15:Sheet1.A15" chart:class="chart:line">
            <chart:data-point chart:repeated="8"/>
          </chart:series>
          <chart:series chart:style-name="ch14" chart:values-cell-range-address="Sheet1.F4:Sheet1.F11" chart:label-cell-address="Sheet1.A2:Sheet1.A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lights</text:p>
                <draw:g>
                  <svg:desc>Sheet1.A51:Sheet1.A51</svg:desc>
                </draw:g>
              </table:table-cell>
              <table:table-cell office:value-type="string">
                <text:p>4 lights</text:p>
                <draw:g>
                  <svg:desc>Sheet1.A40:Sheet1.A40</svg:desc>
                </draw:g>
              </table:table-cell>
              <table:table-cell office:value-type="string">
                <text:p>3 lights</text:p>
                <draw:g>
                  <svg:desc>Sheet1.A27:Sheet1.A27</svg:desc>
                </draw:g>
              </table:table-cell>
              <table:table-cell office:value-type="string">
                <text:p>2 lights</text:p>
                <draw:g>
                  <svg:desc>Sheet1.A15:Sheet1.A15</svg:desc>
                </draw:g>
              </table:table-cell>
              <table:table-cell office:value-type="string">
                <text:p>1 light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0.120666666666667">
                <text:p>0.120666666666667</text:p>
                <draw:g>
                  <svg:desc>Sheet1.F53:Sheet1.F60</svg:desc>
                </draw:g>
              </table:table-cell>
              <table:table-cell office:value-type="float" office:value="0.109333333333333">
                <text:p>0.109333333333333</text:p>
                <draw:g>
                  <svg:desc>Sheet1.F42:Sheet1.F49</svg:desc>
                </draw:g>
              </table:table-cell>
              <table:table-cell office:value-type="float" office:value="0.107333333333333">
                <text:p>0.107333333333333</text:p>
                <draw:g>
                  <svg:desc>Sheet1.F29:Sheet1.F36</svg:desc>
                </draw:g>
              </table:table-cell>
              <table:table-cell office:value-type="float" office:value="0.102666666666667">
                <text:p>0.102666666666667</text:p>
                <draw:g>
                  <svg:desc>Sheet1.F17:Sheet1.F24</svg:desc>
                </draw:g>
              </table:table-cell>
              <table:table-cell office:value-type="float" office:value="0.0983333333333333">
                <text:p>0.0983333333333333</text:p>
                <draw:g>
                  <svg:desc>Sheet1.F4:Sheet1.F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64">
                <text:p>0.064</text:p>
              </table:table-cell>
              <table:table-cell office:value-type="float" office:value="0.0616666666666667">
                <text:p>0.0616666666666667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83333333333333">
                <text:p>0.0383333333333333</text:p>
              </table:table-cell>
              <table:table-cell office:value-type="float" office:value="0.04">
                <text:p>0.04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29">
                <text:p>0.029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4">
                <text:p>0.034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256666666666667">
                <text:p>0.0256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56666666666667">
                <text:p>0.0256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31">
                <text:p>0.031</text:p>
              </table:table-cell>
              <table:table-cell office:value-type="float" office:value="0.0293333333333333">
                <text:p>0.029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55">
                <text:p>0.055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0506666666666667">
                <text:p>0.0506666666666667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Time vs Threads</text:p>
        </chart:title>
        <chart:subtitle svg:x="7.043cm" svg:y="1.275cm" chart:style-name="ch3">
          <text:p>Ball Count</text:p>
        </chart:subtitle>
        <chart:legend chart:legend-position="end" svg:x="13.651cm" svg:y="3.14cm" style:legend-expansion="high" chart:style-name="ch4"/>
        <chart:plot-area chart:style-name="ch5" table:cell-range-address="Sheet1.B3:Sheet1.B11 Sheet1.J3:Sheet1.J3 Sheet1.O4:Sheet1.O11 Sheet1.J15:Sheet1.J15 Sheet1.O17:Sheet1.O24 Sheet1.J27:Sheet1.J27 Sheet1.O29:Sheet1.O36 Sheet1.J40:Sheet1.J40 Sheet1.O42:Sheet1.O49 Sheet1.J51:Sheet1.J51 Sheet1.O53:Sheet1.O60" chart:data-source-has-labels="both" svg:x="1.358cm" svg:y="2.318cm" svg:width="11.653cm" svg:height="5.494cm">
          <chartooo:coordinate-region svg:x="2.27cm" svg:y="2.53cm" svg:width="10.461cm" svg:height="4.609cm"/>
          <chart:axis chart:dimension="x" chart:name="primary-x" chart:style-name="ch6" chartooo:axis-type="auto">
            <chartooo:date-scale/>
            <chart:title svg:x="6.135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6.33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4:Sheet1.O11" chart:label-cell-address="Sheet1.J3:Sheet1.J3" chart:class="chart:line">
            <chart:data-point chart:repeated="8"/>
          </chart:series>
          <chart:series chart:style-name="ch11" chart:values-cell-range-address="Sheet1.O17:Sheet1.O24" chart:label-cell-address="Sheet1.J15:Sheet1.J15" chart:class="chart:line">
            <chart:data-point chart:repeated="8"/>
          </chart:series>
          <chart:series chart:style-name="ch12" chart:values-cell-range-address="Sheet1.O29:Sheet1.O36" chart:label-cell-address="Sheet1.J27:Sheet1.J27" chart:class="chart:line">
            <chart:data-point chart:repeated="8"/>
          </chart:series>
          <chart:series chart:style-name="ch13" chart:values-cell-range-address="Sheet1.O42:Sheet1.O49" chart:label-cell-address="Sheet1.J40:Sheet1.J40" chart:class="chart:line">
            <chart:data-point chart:repeated="8"/>
          </chart:series>
          <chart:series chart:style-name="ch14" chart:values-cell-range-address="Sheet1.O53:Sheet1.O60" chart:label-cell-address="Sheet1.J51:Sheet1.J5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ball</text:p>
                <draw:g>
                  <svg:desc>Sheet1.J3:Sheet1.J3</svg:desc>
                </draw:g>
              </table:table-cell>
              <table:table-cell office:value-type="string">
                <text:p>2 balls</text:p>
                <draw:g>
                  <svg:desc>Sheet1.J15:Sheet1.J15</svg:desc>
                </draw:g>
              </table:table-cell>
              <table:table-cell office:value-type="string">
                <text:p>3 balls</text:p>
                <draw:g>
                  <svg:desc>Sheet1.J27:Sheet1.J27</svg:desc>
                </draw:g>
              </table:table-cell>
              <table:table-cell office:value-type="string">
                <text:p>4 balls</text:p>
                <draw:g>
                  <svg:desc>Sheet1.J40:Sheet1.J40</svg:desc>
                </draw:g>
              </table:table-cell>
              <table:table-cell office:value-type="string">
                <text:p>5 balls</text:p>
                <draw:g>
                  <svg:desc>Sheet1.J51:Sheet1.J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0.025">
                <text:p>0.025</text:p>
                <draw:g>
                  <svg:desc>Sheet1.O4:Sheet1.O11</svg:desc>
                </draw:g>
              </table:table-cell>
              <table:table-cell office:value-type="float" office:value="0.046">
                <text:p>0.046</text:p>
                <draw:g>
                  <svg:desc>Sheet1.O17:Sheet1.O24</svg:desc>
                </draw:g>
              </table:table-cell>
              <table:table-cell office:value-type="float" office:value="0.0643333333333333">
                <text:p>0.0643333333333333</text:p>
                <draw:g>
                  <svg:desc>Sheet1.O29:Sheet1.O36</svg:desc>
                </draw:g>
              </table:table-cell>
              <table:table-cell office:value-type="float" office:value="0.0823333333333333">
                <text:p>0.0823333333333333</text:p>
                <draw:g>
                  <svg:desc>Sheet1.O42:Sheet1.O49</svg:desc>
                </draw:g>
              </table:table-cell>
              <table:table-cell office:value-type="float" office:value="0.107333333333333">
                <text:p>0.107333333333333</text:p>
                <draw:g>
                  <svg:desc>Sheet1.O53:Sheet1.O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">
                <text:p>0.01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42">
                <text:p>0.042</text:p>
              </table:table-cell>
              <table:table-cell office:value-type="float" office:value="0.0616666666666667">
                <text:p>0.06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37">
                <text:p>0.037</text:p>
              </table:table-cell>
              <table:table-cell office:value-type="float" office:value="0.0353333333333333">
                <text:p>0.035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733333333333333">
                <text:p>0.0073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766666666666667">
                <text:p>0.00766666666666667</text:p>
              </table:table-cell>
              <table:table-cell office:value-type="float" office:value="0.014">
                <text:p>0.014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86666666666667">
                <text:p>0.0286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306666666666667">
                <text:p>0.0306666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338333333333333">
                <text:p>0.0338333333333333</text:p>
              </table:table-cell>
              <table:table-cell office:value-type="float" office:value="0.0406666666666667">
                <text:p>0.0406666666666667</text:p>
              </table:table-cell>
              <table:table-cell office:value-type="float" office:value="0.0463333333333333">
                <text:p>0.0463333333333333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506666666666667">
                <text:p>0.05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Speedup over Threads</text:p>
        </chart:title>
        <chart:subtitle svg:x="6.951cm" svg:y="1.275cm" chart:style-name="ch3">
          <text:p>Light Count</text:p>
        </chart:subtitle>
        <chart:legend chart:legend-position="end" svg:x="13.545cm" svg:y="3.14cm" style:legend-expansion="high" chart:style-name="ch4"/>
        <chart:plot-area chart:style-name="ch5" table:cell-range-address="Sheet1.B3:Sheet1.B11 Sheet1.A2:Sheet1.A2 Sheet1.G4:Sheet1.G11 Sheet1.A15:Sheet1.A15 Sheet1.G17:Sheet1.G24 Sheet1.A27:Sheet1.A27 Sheet1.G29:Sheet1.G36 Sheet1.A51:Sheet1.A51 Sheet1.G53:Sheet1.G60 Sheet1.A40:Sheet1.A40 Sheet1.G42:Sheet1.G49" chart:data-source-has-labels="both" svg:x="1.358cm" svg:y="2.318cm" svg:width="11.547cm" svg:height="5.494cm">
          <chartooo:coordinate-region svg:x="2.085cm" svg:y="2.53cm" svg:width="10.54cm" svg:height="4.609cm"/>
          <chart:axis chart:dimension="x" chart:name="primary-x" chart:style-name="ch6" chartooo:axis-type="auto">
            <chart:title svg:x="6.082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5.85cm" chart:style-name="ch8">
              <text:p>Speed Up</text:p>
            </chart:title>
            <chart:grid chart:style-name="ch9" chart:class="major"/>
          </chart:axis>
          <chart:series chart:style-name="ch10" chart:values-cell-range-address="Sheet1.G4:Sheet1.G11" chart:label-cell-address="Sheet1.A2:Sheet1.A2" chart:class="chart:scatter">
            <chart:domain table:cell-range-address="Sheet1.B4:Sheet1.B11"/>
            <chart:data-point chart:repeated="8"/>
          </chart:series>
          <chart:series chart:style-name="ch11" chart:values-cell-range-address="Sheet1.G17:Sheet1.G24" chart:label-cell-address="Sheet1.A15:Sheet1.A15" chart:class="chart:scatter">
            <chart:data-point chart:repeated="8"/>
          </chart:series>
          <chart:series chart:style-name="ch12" chart:values-cell-range-address="Sheet1.G29:Sheet1.G36" chart:label-cell-address="Sheet1.A27:Sheet1.A27" chart:class="chart:scatter">
            <chart:data-point chart:repeated="8"/>
          </chart:series>
          <chart:series chart:style-name="ch13" chart:values-cell-range-address="Sheet1.G53:Sheet1.G60" chart:label-cell-address="Sheet1.A51:Sheet1.A51" chart:class="chart:scatter">
            <chart:data-point chart:repeated="8"/>
          </chart:series>
          <chart:series chart:style-name="ch14" chart:values-cell-range-address="Sheet1.G42:Sheet1.G49" chart:label-cell-address="Sheet1.A40:Sheet1.A40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light</text:p>
                <draw:g>
                  <svg:desc>Sheet1.A2:Sheet1.A2</svg:desc>
                </draw:g>
              </table:table-cell>
              <table:table-cell office:value-type="string">
                <text:p>2 lights</text:p>
                <draw:g>
                  <svg:desc>Sheet1.A15:Sheet1.A15</svg:desc>
                </draw:g>
              </table:table-cell>
              <table:table-cell office:value-type="string">
                <text:p>3 lights</text:p>
                <draw:g>
                  <svg:desc>Sheet1.A27:Sheet1.A27</svg:desc>
                </draw:g>
              </table:table-cell>
              <table:table-cell office:value-type="string">
                <text:p>5 lights</text:p>
                <draw:g>
                  <svg:desc>Sheet1.A51:Sheet1.A51</svg:desc>
                </draw:g>
              </table:table-cell>
              <table:table-cell office:value-type="string">
                <text:p>4 lights</text:p>
                <draw:g>
                  <svg:desc>Sheet1.A40:Sheet1.A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1">
                <text:p>1</text:p>
                <draw:g>
                  <svg:desc>Sheet1.G4:Sheet1.G11</svg:desc>
                </draw:g>
              </table:table-cell>
              <table:table-cell office:value-type="float" office:value="1">
                <text:p>1</text:p>
                <draw:g>
                  <svg:desc>Sheet1.G17:Sheet1.G24</svg:desc>
                </draw:g>
              </table:table-cell>
              <table:table-cell office:value-type="float" office:value="1">
                <text:p>1</text:p>
                <draw:g>
                  <svg:desc>Sheet1.G29:Sheet1.G36</svg:desc>
                </draw:g>
              </table:table-cell>
              <table:table-cell office:value-type="float" office:value="1">
                <text:p>1</text:p>
                <draw:g>
                  <svg:desc>Sheet1.G53:Sheet1.G60</svg:desc>
                </draw:g>
              </table:table-cell>
              <table:table-cell office:value-type="float" office:value="1">
                <text:p>1</text:p>
                <draw:g>
                  <svg:desc>Sheet1.G42:Sheet1.G4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098765432099">
                <text:p>1.82098765432099</text:p>
              </table:table-cell>
              <table:table-cell office:value-type="float" office:value="1.77011494252874">
                <text:p>1.77011494252874</text:p>
              </table:table-cell>
              <table:table-cell office:value-type="float" office:value="1.74054054054054">
                <text:p>1.74054054054054</text:p>
              </table:table-cell>
              <table:table-cell office:value-type="float" office:value="1.83756345177665">
                <text:p>1.83756345177665</text:p>
              </table:table-cell>
              <table:table-cell office:value-type="float" office:value="1.70833333333333">
                <text:p>1.708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7777777777778">
                <text:p>3.27777777777778</text:p>
              </table:table-cell>
              <table:table-cell office:value-type="float" office:value="2.8">
                <text:p>2.8</text:p>
              </table:table-cell>
              <table:table-cell office:value-type="float" office:value="3.0377358490566">
                <text:p>3.0377358490566</text:p>
              </table:table-cell>
              <table:table-cell office:value-type="float" office:value="3.14782608695652">
                <text:p>3.14782608695652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64197530864198">
                <text:p>3.64197530864198</text:p>
              </table:table-cell>
              <table:table-cell office:value-type="float" office:value="3.75609756097561">
                <text:p>3.75609756097561</text:p>
              </table:table-cell>
              <table:table-cell office:value-type="float" office:value="3.70114942528736">
                <text:p>3.70114942528736</text:p>
              </table:table-cell>
              <table:table-cell office:value-type="float" office:value="3.81052631578947">
                <text:p>3.81052631578947</text:p>
              </table:table-cell>
              <table:table-cell office:value-type="float" office:value="3.3469387755102">
                <text:p>3.34693877551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3116883116883">
                <text:p>3.83116883116883</text:p>
              </table:table-cell>
              <table:table-cell office:value-type="float" office:value="3.62352941176471">
                <text:p>3.62352941176471</text:p>
              </table:table-cell>
              <table:table-cell office:value-type="float" office:value="3.57777777777778">
                <text:p>3.57777777777778</text:p>
              </table:table-cell>
              <table:table-cell office:value-type="float" office:value="3.54901960784314">
                <text:p>3.54901960784314</text:p>
              </table:table-cell>
              <table:table-cell office:value-type="float" office:value="3.56521739130435">
                <text:p>3.565217391304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3116883116883">
                <text:p>3.83116883116883</text:p>
              </table:table-cell>
              <table:table-cell office:value-type="float" office:value="3.75609756097561">
                <text:p>3.75609756097561</text:p>
              </table:table-cell>
              <table:table-cell office:value-type="float" office:value="3.74418604651163">
                <text:p>3.74418604651163</text:p>
              </table:table-cell>
              <table:table-cell office:value-type="float" office:value="3.69387755102041">
                <text:p>3.69387755102041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35227272727273">
                <text:p>3.35227272727273</text:p>
              </table:table-cell>
              <table:table-cell office:value-type="float" office:value="3.31182795698925">
                <text:p>3.31182795698925</text:p>
              </table:table-cell>
              <table:table-cell office:value-type="float" office:value="3.5">
                <text:p>3.5</text:p>
              </table:table-cell>
              <table:table-cell office:value-type="float" office:value="3.29090909090909">
                <text:p>3.29090909090909</text:p>
              </table:table-cell>
              <table:table-cell office:value-type="float" office:value="3.24752475247525">
                <text:p>3.247524752475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9281045751634">
                <text:p>1.9281045751634</text:p>
              </table:table-cell>
              <table:table-cell office:value-type="float" office:value="2.01307189542484">
                <text:p>2.01307189542484</text:p>
              </table:table-cell>
              <table:table-cell office:value-type="float" office:value="2.11842105263158">
                <text:p>2.11842105263158</text:p>
              </table:table-cell>
              <table:table-cell office:value-type="float" office:value="2.19393939393939">
                <text:p>2.19393939393939</text:p>
              </table:table-cell>
              <table:table-cell office:value-type="float" office:value="2.05">
                <text:p>2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Efficiency vs Threads</text:p>
        </chart:title>
        <chart:subtitle svg:x="6.951cm" svg:y="1.275cm" chart:style-name="ch3">
          <text:p>Light Count</text:p>
        </chart:subtitle>
        <chart:legend chart:legend-position="end" svg:x="13.545cm" svg:y="3.14cm" style:legend-expansion="high" chart:style-name="ch4"/>
        <chart:plot-area chart:style-name="ch5" table:cell-range-address="Sheet1.B3:Sheet1.B11 Sheet1.A2:Sheet1.A2 Sheet1.H4:Sheet1.H11 Sheet1.A15:Sheet1.A15 Sheet1.H17:Sheet1.H24 Sheet1.A27:Sheet1.A27 Sheet1.H29:Sheet1.H36 Sheet1.A40:Sheet1.A40 Sheet1.H42:Sheet1.H49 Sheet1.A51:Sheet1.A51 Sheet1.H53:Sheet1.H60" chart:data-source-has-labels="both" svg:x="1.358cm" svg:y="2.318cm" svg:width="11.547cm" svg:height="5.494cm">
          <chartooo:coordinate-region svg:x="2.085cm" svg:y="2.531cm" svg:width="10.54cm" svg:height="4.608cm"/>
          <chart:axis chart:dimension="x" chart:name="primary-x" chart:style-name="ch6" chartooo:axis-type="auto">
            <chartooo:date-scale/>
            <chart:title svg:x="6.082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5.797cm" chart:style-name="ch8">
              <text:p>Efficiency</text:p>
            </chart:title>
            <chart:grid chart:style-name="ch9" chart:class="major"/>
          </chart:axis>
          <chart:series chart:style-name="ch10" chart:values-cell-range-address="Sheet1.H4:Sheet1.H11" chart:label-cell-address="Sheet1.A2:Sheet1.A2" chart:class="chart:line">
            <chart:data-point chart:repeated="8"/>
          </chart:series>
          <chart:series chart:style-name="ch11" chart:values-cell-range-address="Sheet1.H17:Sheet1.H24" chart:label-cell-address="Sheet1.A15:Sheet1.A15" chart:class="chart:line">
            <chart:data-point chart:repeated="8"/>
          </chart:series>
          <chart:series chart:style-name="ch12" chart:values-cell-range-address="Sheet1.H29:Sheet1.H36" chart:label-cell-address="Sheet1.A27:Sheet1.A27" chart:class="chart:line">
            <chart:data-point chart:repeated="8"/>
          </chart:series>
          <chart:series chart:style-name="ch13" chart:values-cell-range-address="Sheet1.H42:Sheet1.H49" chart:label-cell-address="Sheet1.A40:Sheet1.A40" chart:class="chart:line">
            <chart:data-point chart:repeated="8"/>
          </chart:series>
          <chart:series chart:style-name="ch14" chart:values-cell-range-address="Sheet1.H53:Sheet1.H60" chart:label-cell-address="Sheet1.A51:Sheet1.A5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light</text:p>
                <draw:g>
                  <svg:desc>Sheet1.A2:Sheet1.A2</svg:desc>
                </draw:g>
              </table:table-cell>
              <table:table-cell office:value-type="string">
                <text:p>2 lights</text:p>
                <draw:g>
                  <svg:desc>Sheet1.A15:Sheet1.A15</svg:desc>
                </draw:g>
              </table:table-cell>
              <table:table-cell office:value-type="string">
                <text:p>3 lights</text:p>
                <draw:g>
                  <svg:desc>Sheet1.A27:Sheet1.A27</svg:desc>
                </draw:g>
              </table:table-cell>
              <table:table-cell office:value-type="string">
                <text:p>4 lights</text:p>
                <draw:g>
                  <svg:desc>Sheet1.A40:Sheet1.A40</svg:desc>
                </draw:g>
              </table:table-cell>
              <table:table-cell office:value-type="string">
                <text:p>5 lights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1">
                <text:p>1</text:p>
                <draw:g>
                  <svg:desc>Sheet1.H4:Sheet1.H11</svg:desc>
                </draw:g>
              </table:table-cell>
              <table:table-cell office:value-type="float" office:value="1">
                <text:p>1</text:p>
                <draw:g>
                  <svg:desc>Sheet1.H17:Sheet1.H24</svg:desc>
                </draw:g>
              </table:table-cell>
              <table:table-cell office:value-type="float" office:value="1">
                <text:p>1</text:p>
                <draw:g>
                  <svg:desc>Sheet1.H29:Sheet1.H36</svg:desc>
                </draw:g>
              </table:table-cell>
              <table:table-cell office:value-type="float" office:value="1">
                <text:p>1</text:p>
                <draw:g>
                  <svg:desc>Sheet1.H42:Sheet1.H49</svg:desc>
                </draw:g>
              </table:table-cell>
              <table:table-cell office:value-type="float" office:value="1">
                <text:p>1</text:p>
                <draw:g>
                  <svg:desc>Sheet1.H53:Sheet1.H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10493827160494">
                <text:p>0.910493827160494</text:p>
              </table:table-cell>
              <table:table-cell office:value-type="float" office:value="0.885057471264368">
                <text:p>0.885057471264368</text:p>
              </table:table-cell>
              <table:table-cell office:value-type="float" office:value="0.87027027027027">
                <text:p>0.8702702702702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918781725888325">
                <text:p>0.9187817258883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7">
                <text:p>0.7</text:p>
              </table:table-cell>
              <table:table-cell office:value-type="float" office:value="0.759433962264151">
                <text:p>0.759433962264151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78695652173913">
                <text:p>0.786956521739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55246913580247">
                <text:p>0.455246913580247</text:p>
              </table:table-cell>
              <table:table-cell office:value-type="float" office:value="0.469512195121951">
                <text:p>0.469512195121951</text:p>
              </table:table-cell>
              <table:table-cell office:value-type="float" office:value="0.46264367816092">
                <text:p>0.46264367816092</text:p>
              </table:table-cell>
              <table:table-cell office:value-type="float" office:value="0.418367346938775">
                <text:p>0.418367346938775</text:p>
              </table:table-cell>
              <table:table-cell office:value-type="float" office:value="0.476315789473684">
                <text:p>0.4763157894736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9448051948052">
                <text:p>0.239448051948052</text:p>
              </table:table-cell>
              <table:table-cell office:value-type="float" office:value="0.226470588235294">
                <text:p>0.226470588235294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222826086956522">
                <text:p>0.222826086956522</text:p>
              </table:table-cell>
              <table:table-cell office:value-type="float" office:value="0.221813725490196">
                <text:p>0.2218137254901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19724025974026">
                <text:p>0.119724025974026</text:p>
              </table:table-cell>
              <table:table-cell office:value-type="float" office:value="0.117378048780488">
                <text:p>0.117378048780488</text:p>
              </table:table-cell>
              <table:table-cell office:value-type="float" office:value="0.117005813953488">
                <text:p>0.117005813953488</text:p>
              </table:table-cell>
              <table:table-cell office:value-type="float" office:value="0.116477272727273">
                <text:p>0.116477272727273</text:p>
              </table:table-cell>
              <table:table-cell office:value-type="float" office:value="0.115433673469388">
                <text:p>0.1154336734693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23792613636364">
                <text:p>0.0523792613636364</text:p>
              </table:table-cell>
              <table:table-cell office:value-type="float" office:value="0.051747311827957">
                <text:p>0.051747311827957</text:p>
              </table:table-cell>
              <table:table-cell office:value-type="float" office:value="0.0546875">
                <text:p>0.0546875</text:p>
              </table:table-cell>
              <table:table-cell office:value-type="float" office:value="0.0507425742574257">
                <text:p>0.0507425742574257</text:p>
              </table:table-cell>
              <table:table-cell office:value-type="float" office:value="0.0514204545454546">
                <text:p>0.051420454545454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150633169934641">
                <text:p>0.0150633169934641</text:p>
              </table:table-cell>
              <table:table-cell office:value-type="float" office:value="0.0157271241830065">
                <text:p>0.0157271241830065</text:p>
              </table:table-cell>
              <table:table-cell office:value-type="float" office:value="0.0165501644736842">
                <text:p>0.0165501644736842</text:p>
              </table:table-cell>
              <table:table-cell office:value-type="float" office:value="0.016015625">
                <text:p>0.016015625</text:p>
              </table:table-cell>
              <table:table-cell office:value-type="float" office:value="0.0171401515151515">
                <text:p>0.0171401515151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Speed Up vs Threads</text:p>
        </chart:title>
        <chart:subtitle svg:x="7.043cm" svg:y="1.275cm" chart:style-name="ch3">
          <text:p>Ball Count</text:p>
        </chart:subtitle>
        <chart:legend chart:legend-position="end" svg:x="13.651cm" svg:y="3.14cm" style:legend-expansion="high" chart:style-name="ch4"/>
        <chart:plot-area chart:style-name="ch5" table:cell-range-address="Sheet1.B3:Sheet1.B11 Sheet1.J3:Sheet1.J3 Sheet1.P4:Sheet1.P11 Sheet1.J15:Sheet1.J15 Sheet1.P17:Sheet1.P24 Sheet1.J27:Sheet1.J27 Sheet1.P29:Sheet1.P36 Sheet1.J40:Sheet1.J40 Sheet1.P42:Sheet1.P49 Sheet1.J51:Sheet1.J51 Sheet1.P53:Sheet1.P60" chart:data-source-has-labels="both" svg:x="1.358cm" svg:y="2.318cm" svg:width="11.653cm" svg:height="5.494cm">
          <chartooo:coordinate-region svg:x="2.085cm" svg:y="2.53cm" svg:width="10.646cm" svg:height="4.609cm"/>
          <chart:axis chart:dimension="x" chart:name="primary-x" chart:style-name="ch6" chartooo:axis-type="auto">
            <chartooo:date-scale/>
            <chart:title svg:x="6.135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5.784cm" chart:style-name="ch8">
              <text:p>Speedup</text:p>
            </chart:title>
            <chart:grid chart:style-name="ch9" chart:class="major"/>
          </chart:axis>
          <chart:series chart:style-name="ch10" chart:values-cell-range-address="Sheet1.P4:Sheet1.P11" chart:label-cell-address="Sheet1.J3:Sheet1.J3" chart:class="chart:line">
            <chart:data-point chart:repeated="8"/>
          </chart:series>
          <chart:series chart:style-name="ch11" chart:values-cell-range-address="Sheet1.P17:Sheet1.P24" chart:label-cell-address="Sheet1.J15:Sheet1.J15" chart:class="chart:line">
            <chart:data-point chart:repeated="8"/>
          </chart:series>
          <chart:series chart:style-name="ch12" chart:values-cell-range-address="Sheet1.P29:Sheet1.P36" chart:label-cell-address="Sheet1.J27:Sheet1.J27" chart:class="chart:line">
            <chart:data-point chart:repeated="8"/>
          </chart:series>
          <chart:series chart:style-name="ch13" chart:values-cell-range-address="Sheet1.P42:Sheet1.P49" chart:label-cell-address="Sheet1.J40:Sheet1.J40" chart:class="chart:line">
            <chart:data-point chart:repeated="8"/>
          </chart:series>
          <chart:series chart:style-name="ch14" chart:values-cell-range-address="Sheet1.P53:Sheet1.P60" chart:label-cell-address="Sheet1.J51:Sheet1.J5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ball</text:p>
                <draw:g>
                  <svg:desc>Sheet1.J3:Sheet1.J3</svg:desc>
                </draw:g>
              </table:table-cell>
              <table:table-cell office:value-type="string">
                <text:p>2 balls</text:p>
                <draw:g>
                  <svg:desc>Sheet1.J15:Sheet1.J15</svg:desc>
                </draw:g>
              </table:table-cell>
              <table:table-cell office:value-type="string">
                <text:p>3 balls</text:p>
                <draw:g>
                  <svg:desc>Sheet1.J27:Sheet1.J27</svg:desc>
                </draw:g>
              </table:table-cell>
              <table:table-cell office:value-type="string">
                <text:p>4 balls</text:p>
                <draw:g>
                  <svg:desc>Sheet1.J40:Sheet1.J40</svg:desc>
                </draw:g>
              </table:table-cell>
              <table:table-cell office:value-type="string">
                <text:p>5 balls</text:p>
                <draw:g>
                  <svg:desc>Sheet1.J51:Sheet1.J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1">
                <text:p>1</text:p>
                <draw:g>
                  <svg:desc>Sheet1.P4:Sheet1.P11</svg:desc>
                </draw:g>
              </table:table-cell>
              <table:table-cell office:value-type="float" office:value="1">
                <text:p>1</text:p>
                <draw:g>
                  <svg:desc>Sheet1.P17:Sheet1.P24</svg:desc>
                </draw:g>
              </table:table-cell>
              <table:table-cell office:value-type="float" office:value="1">
                <text:p>1</text:p>
                <draw:g>
                  <svg:desc>Sheet1.P29:Sheet1.P36</svg:desc>
                </draw:g>
              </table:table-cell>
              <table:table-cell office:value-type="float" office:value="1">
                <text:p>1</text:p>
                <draw:g>
                  <svg:desc>Sheet1.P42:Sheet1.P49</svg:desc>
                </draw:g>
              </table:table-cell>
              <table:table-cell office:value-type="float" office:value="1">
                <text:p>1</text:p>
                <draw:g>
                  <svg:desc>Sheet1.P53:Sheet1.P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1.74683544303798">
                <text:p>1.74683544303798</text:p>
              </table:table-cell>
              <table:table-cell office:value-type="float" office:value="1.93">
                <text:p>1.93</text:p>
              </table:table-cell>
              <table:table-cell office:value-type="float" office:value="1.96031746031746">
                <text:p>1.96031746031746</text:p>
              </table:table-cell>
              <table:table-cell office:value-type="float" office:value="1.74054054054054">
                <text:p>1.740540540540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8620689655172">
                <text:p>2.58620689655172</text:p>
              </table:table-cell>
              <table:table-cell office:value-type="float" office:value="2.19047619047619">
                <text:p>2.19047619047619</text:p>
              </table:table-cell>
              <table:table-cell office:value-type="float" office:value="2.88059701492537">
                <text:p>2.88059701492537</text:p>
              </table:table-cell>
              <table:table-cell office:value-type="float" office:value="2.22522522522523">
                <text:p>2.22522522522523</text:p>
              </table:table-cell>
              <table:table-cell office:value-type="float" office:value="3.0377358490566">
                <text:p>3.03773584905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125">
                <text:p>3.125</text:p>
              </table:table-cell>
              <table:table-cell office:value-type="float" office:value="3.2093023255814">
                <text:p>3.2093023255814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3.52857142857143">
                <text:p>3.52857142857143</text:p>
              </table:table-cell>
              <table:table-cell office:value-type="float" office:value="3.70114942528736">
                <text:p>3.701149425287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0909090909091">
                <text:p>3.40909090909091</text:p>
              </table:table-cell>
              <table:table-cell office:value-type="float" office:value="3.63157894736842">
                <text:p>3.63157894736842</text:p>
              </table:table-cell>
              <table:table-cell office:value-type="float" office:value="4.02083333333333">
                <text:p>4.02083333333333</text:p>
              </table:table-cell>
              <table:table-cell office:value-type="float" office:value="3.8">
                <text:p>3.8</text:p>
              </table:table-cell>
              <table:table-cell office:value-type="float" office:value="3.57777777777778">
                <text:p>3.57777777777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71153846153846">
                <text:p>3.71153846153846</text:p>
              </table:table-cell>
              <table:table-cell office:value-type="float" office:value="3.8">
                <text:p>3.8</text:p>
              </table:table-cell>
              <table:table-cell office:value-type="float" office:value="3.74418604651163">
                <text:p>3.744186046511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25">
                <text:p>1.25</text:p>
              </table:table-cell>
              <table:table-cell office:value-type="float" office:value="2.2258064516129">
                <text:p>2.2258064516129</text:p>
              </table:table-cell>
              <table:table-cell office:value-type="float" office:value="2.88059701492537">
                <text:p>2.88059701492537</text:p>
              </table:table-cell>
              <table:table-cell office:value-type="float" office:value="3.01219512195122">
                <text:p>3.012195121951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738916256157636">
                <text:p>0.738916256157636</text:p>
              </table:table-cell>
              <table:table-cell office:value-type="float" office:value="1.13114754098361">
                <text:p>1.13114754098361</text:p>
              </table:table-cell>
              <table:table-cell office:value-type="float" office:value="1.38848920863309">
                <text:p>1.38848920863309</text:p>
              </table:table-cell>
              <table:table-cell office:value-type="float" office:value="1.76428571428571">
                <text:p>1.76428571428571</text:p>
              </table:table-cell>
              <table:table-cell office:value-type="float" office:value="2.11842105263158">
                <text:p>2.11842105263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Efficiency vs Threads</text:p>
        </chart:title>
        <chart:subtitle svg:x="7.043cm" svg:y="1.275cm" chart:style-name="ch3">
          <text:p>Ball Count</text:p>
        </chart:subtitle>
        <chart:legend chart:legend-position="end" svg:x="13.651cm" svg:y="3.14cm" style:legend-expansion="high" chart:style-name="ch4"/>
        <chart:plot-area chart:style-name="ch5" table:cell-range-address="Sheet1.B3:Sheet1.B11 Sheet1.J3:Sheet1.J3 Sheet1.Q4:Sheet1.Q11 Sheet1.J15:Sheet1.J15 Sheet1.Q17:Sheet1.Q24 Sheet1.J27:Sheet1.J27 Sheet1.Q29:Sheet1.Q36 Sheet1.J40:Sheet1.J40 Sheet1.Q42:Sheet1.Q49 Sheet1.J51:Sheet1.J51 Sheet1.Q53:Sheet1.Q60" chart:data-source-has-labels="both" svg:x="1.358cm" svg:y="2.318cm" svg:width="11.653cm" svg:height="5.494cm">
          <chartooo:coordinate-region svg:x="2.085cm" svg:y="2.531cm" svg:width="10.646cm" svg:height="4.608cm"/>
          <chart:axis chart:dimension="x" chart:name="primary-x" chart:style-name="ch6" chartooo:axis-type="auto">
            <chartooo:date-scale/>
            <chart:title svg:x="6.135cm" svg:y="7.993cm" chart:style-name="ch7">
              <text:p>Thread Count</text:p>
            </chart:title>
            <chart:categories table:cell-range-address="Sheet1.B4:Sheet1.B11"/>
          </chart:axis>
          <chart:axis chart:dimension="y" chart:name="primary-y" chart:style-name="ch6">
            <chart:title svg:x="0.451cm" svg:y="5.797cm" chart:style-name="ch8">
              <text:p>Efficiency</text:p>
            </chart:title>
            <chart:grid chart:style-name="ch9" chart:class="major"/>
          </chart:axis>
          <chart:series chart:style-name="ch10" chart:values-cell-range-address="Sheet1.Q4:Sheet1.Q11" chart:label-cell-address="Sheet1.J3:Sheet1.J3" chart:class="chart:line">
            <chart:data-point chart:repeated="8"/>
          </chart:series>
          <chart:series chart:style-name="ch11" chart:values-cell-range-address="Sheet1.Q17:Sheet1.Q24" chart:label-cell-address="Sheet1.J15:Sheet1.J15" chart:class="chart:line">
            <chart:data-point chart:repeated="8"/>
          </chart:series>
          <chart:series chart:style-name="ch12" chart:values-cell-range-address="Sheet1.Q29:Sheet1.Q36" chart:label-cell-address="Sheet1.J27:Sheet1.J27" chart:class="chart:line">
            <chart:data-point chart:repeated="8"/>
          </chart:series>
          <chart:series chart:style-name="ch13" chart:values-cell-range-address="Sheet1.Q42:Sheet1.Q49" chart:label-cell-address="Sheet1.J40:Sheet1.J40" chart:class="chart:line">
            <chart:data-point chart:repeated="8"/>
          </chart:series>
          <chart:series chart:style-name="ch14" chart:values-cell-range-address="Sheet1.Q53:Sheet1.Q60" chart:label-cell-address="Sheet1.J51:Sheet1.J5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ball</text:p>
                <draw:g>
                  <svg:desc>Sheet1.J3:Sheet1.J3</svg:desc>
                </draw:g>
              </table:table-cell>
              <table:table-cell office:value-type="string">
                <text:p>2 balls</text:p>
                <draw:g>
                  <svg:desc>Sheet1.J15:Sheet1.J15</svg:desc>
                </draw:g>
              </table:table-cell>
              <table:table-cell office:value-type="string">
                <text:p>3 balls</text:p>
                <draw:g>
                  <svg:desc>Sheet1.J27:Sheet1.J27</svg:desc>
                </draw:g>
              </table:table-cell>
              <table:table-cell office:value-type="string">
                <text:p>4 balls</text:p>
                <draw:g>
                  <svg:desc>Sheet1.J40:Sheet1.J40</svg:desc>
                </draw:g>
              </table:table-cell>
              <table:table-cell office:value-type="string">
                <text:p>5 balls</text:p>
                <draw:g>
                  <svg:desc>Sheet1.J51:Sheet1.J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4:Sheet1.B11</svg:desc>
                </draw:g>
              </table:table-cell>
              <table:table-cell office:value-type="float" office:value="1">
                <text:p>1</text:p>
                <draw:g>
                  <svg:desc>Sheet1.Q4:Sheet1.Q11</svg:desc>
                </draw:g>
              </table:table-cell>
              <table:table-cell office:value-type="float" office:value="1">
                <text:p>1</text:p>
                <draw:g>
                  <svg:desc>Sheet1.Q17:Sheet1.Q24</svg:desc>
                </draw:g>
              </table:table-cell>
              <table:table-cell office:value-type="float" office:value="1">
                <text:p>1</text:p>
                <draw:g>
                  <svg:desc>Sheet1.Q29:Sheet1.Q36</svg:desc>
                </draw:g>
              </table:table-cell>
              <table:table-cell office:value-type="float" office:value="1">
                <text:p>1</text:p>
                <draw:g>
                  <svg:desc>Sheet1.Q42:Sheet1.Q49</svg:desc>
                </draw:g>
              </table:table-cell>
              <table:table-cell office:value-type="float" office:value="1">
                <text:p>1</text:p>
                <draw:g>
                  <svg:desc>Sheet1.Q53:Sheet1.Q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873417721518988">
                <text:p>0.873417721518988</text:p>
              </table:table-cell>
              <table:table-cell office:value-type="float" office:value="0.965">
                <text:p>0.965</text:p>
              </table:table-cell>
              <table:table-cell office:value-type="float" office:value="0.98015873015873">
                <text:p>0.98015873015873</text:p>
              </table:table-cell>
              <table:table-cell office:value-type="float" office:value="0.87027027027027">
                <text:p>0.870270270270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46551724137931">
                <text:p>0.646551724137931</text:p>
              </table:table-cell>
              <table:table-cell office:value-type="float" office:value="0.547619047619048">
                <text:p>0.547619047619048</text:p>
              </table:table-cell>
              <table:table-cell office:value-type="float" office:value="0.720149253731343">
                <text:p>0.720149253731343</text:p>
              </table:table-cell>
              <table:table-cell office:value-type="float" office:value="0.556306306306306">
                <text:p>0.556306306306306</text:p>
              </table:table-cell>
              <table:table-cell office:value-type="float" office:value="0.759433962264151">
                <text:p>0.759433962264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90625">
                <text:p>0.390625</text:p>
              </table:table-cell>
              <table:table-cell office:value-type="float" office:value="0.401162790697675">
                <text:p>0.401162790697675</text:p>
              </table:table-cell>
              <table:table-cell office:value-type="float" office:value="0.438636363636364">
                <text:p>0.438636363636364</text:p>
              </table:table-cell>
              <table:table-cell office:value-type="float" office:value="0.441071428571429">
                <text:p>0.441071428571429</text:p>
              </table:table-cell>
              <table:table-cell office:value-type="float" office:value="0.46264367816092">
                <text:p>0.462643678160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13068181818182">
                <text:p>0.213068181818182</text:p>
              </table:table-cell>
              <table:table-cell office:value-type="float" office:value="0.226973684210526">
                <text:p>0.226973684210526</text:p>
              </table:table-cell>
              <table:table-cell office:value-type="float" office:value="0.251302083333333">
                <text:p>0.251302083333333</text:p>
              </table:table-cell>
              <table:table-cell office:value-type="float" office:value="0.2375">
                <text:p>0.2375</text:p>
              </table:table-cell>
              <table:table-cell office:value-type="float" office:value="0.223611111111111">
                <text:p>0.2236111111111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1902173913044">
                <text:p>0.101902173913044</text:p>
              </table:table-cell>
              <table:table-cell office:value-type="float" office:value="0.102678571428571">
                <text:p>0.102678571428571</text:p>
              </table:table-cell>
              <table:table-cell office:value-type="float" office:value="0.115985576923077">
                <text:p>0.115985576923077</text:p>
              </table:table-cell>
              <table:table-cell office:value-type="float" office:value="0.11875">
                <text:p>0.11875</text:p>
              </table:table-cell>
              <table:table-cell office:value-type="float" office:value="0.117005813953488">
                <text:p>0.1170058139534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347782258064516">
                <text:p>0.0347782258064516</text:p>
              </table:table-cell>
              <table:table-cell office:value-type="float" office:value="0.045009328358209">
                <text:p>0.045009328358209</text:p>
              </table:table-cell>
              <table:table-cell office:value-type="float" office:value="0.0470655487804878">
                <text:p>0.0470655487804878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577278325123153">
                <text:p>0.00577278325123153</text:p>
              </table:table-cell>
              <table:table-cell office:value-type="float" office:value="0.00883709016393443">
                <text:p>0.00883709016393443</text:p>
              </table:table-cell>
              <table:table-cell office:value-type="float" office:value="0.010847571942446">
                <text:p>0.010847571942446</text:p>
              </table:table-cell>
              <table:table-cell office:value-type="float" office:value="0.0137834821428571">
                <text:p>0.0137834821428571</text:p>
              </table:table-cell>
              <table:table-cell office:value-type="float" office:value="0.0165501644736842">
                <text:p>0.01655016447368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